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7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29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2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1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3"/>
        </table:table-row>
        <table:table-row table:style-name="ro2">
          <table:table-cell table:style-name="ce24" office:value-type="string">
            <text:p>Abhu palace hotel</text:p>
          </table:table-cell>
          <table:table-cell/>
          <table:table-cell table:style-name="ce25" office:value-type="float" office:value="18.209911">
            <text:p>18.2099110</text:p>
          </table:table-cell>
          <table:table-cell table:style-name="ce25" office:value-type="float" office:value="42.496433">
            <text:p>42.4964330</text:p>
          </table:table-cell>
          <table:table-cell table:style-name="ce24" table:formula="oooc:=VLOOKUP([.F2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Avail Hotel and Suite</text:p>
          </table:table-cell>
          <table:table-cell/>
          <table:table-cell table:style-name="ce25" office:value-type="float" office:value="21.61219">
            <text:p>21.6121900</text:p>
          </table:table-cell>
          <table:table-cell table:style-name="ce25" office:value-type="float" office:value="39.155102">
            <text:p>39.1551020</text:p>
          </table:table-cell>
          <table:table-cell table:style-name="ce24" table:formula="oooc:=VLOOKUP([.F3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Best Western Orchid hotel</text:p>
          </table:table-cell>
          <table:table-cell table:style-name="ce26"/>
          <table:table-cell table:style-name="ce25" office:value-type="float" office:value="24.685123">
            <text:p>24.6851230</text:p>
          </table:table-cell>
          <table:table-cell table:style-name="ce25" office:value-type="float" office:value="46.718612">
            <text:p>46.7186120</text:p>
          </table:table-cell>
          <table:table-cell table:style-name="ce24" table:formula="oooc:=VLOOKUP([.F4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Four Seasons</text:p>
          </table:table-cell>
          <table:table-cell/>
          <table:table-cell table:style-name="ce25" office:value-type="float" office:value="24.711058">
            <text:p>24.7110580</text:p>
          </table:table-cell>
          <table:table-cell table:style-name="ce25" office:value-type="float" office:value="46.673557">
            <text:p>46.6735570</text:p>
          </table:table-cell>
          <table:table-cell table:style-name="ce24" table:formula="oooc:=VLOOKUP([.F5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Four Seasons</text:p>
          </table:table-cell>
          <table:table-cell/>
          <table:table-cell table:style-name="ce25" office:value-type="float" office:value="24.711051">
            <text:p>24.7110510</text:p>
          </table:table-cell>
          <table:table-cell table:style-name="ce25" office:value-type="float" office:value="46.673892">
            <text:p>46.6738920</text:p>
          </table:table-cell>
          <table:table-cell table:style-name="ce24" table:formula="oooc:=VLOOKUP([.F6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Habitat Hotel</text:p>
          </table:table-cell>
          <table:table-cell/>
          <table:table-cell table:style-name="ce25" office:value-type="float" office:value="21.606915">
            <text:p>21.6069150</text:p>
          </table:table-cell>
          <table:table-cell table:style-name="ce25" office:value-type="float" office:value="39.15657">
            <text:p>39.1565700</text:p>
          </table:table-cell>
          <table:table-cell table:style-name="ce24" table:formula="oooc:=VLOOKUP([.F7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Hilton</text:p>
          </table:table-cell>
          <table:table-cell/>
          <table:table-cell table:style-name="ce25" office:value-type="float" office:value="21.60445">
            <text:p>21.6044500</text:p>
          </table:table-cell>
          <table:table-cell table:style-name="ce25" office:value-type="float" office:value="39.107208">
            <text:p>39.1072080</text:p>
          </table:table-cell>
          <table:table-cell table:style-name="ce24" table:formula="oooc:=VLOOKUP([.F8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Holiday Inn - Intercontinental</text:p>
          </table:table-cell>
          <table:table-cell/>
          <table:table-cell table:style-name="ce25" office:value-type="float" office:value="21.515903">
            <text:p>21.5159030</text:p>
          </table:table-cell>
          <table:table-cell table:style-name="ce25" office:value-type="float" office:value="39.156162">
            <text:p>39.1561620</text:p>
          </table:table-cell>
          <table:table-cell table:style-name="ce24" table:formula="oooc:=VLOOKUP([.F9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Holiday Inn Jeddah Al Salam</text:p>
          </table:table-cell>
          <table:table-cell/>
          <table:table-cell table:style-name="ce25" office:value-type="float" office:value="21.484392">
            <text:p>21.4843920</text:p>
          </table:table-cell>
          <table:table-cell table:style-name="ce25" office:value-type="float" office:value="39.207977">
            <text:p>39.2079770</text:p>
          </table:table-cell>
          <table:table-cell table:style-name="ce24" table:formula="oooc:=VLOOKUP([.F10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Intercontinental</text:p>
          </table:table-cell>
          <table:table-cell table:style-name="ce24"/>
          <table:table-cell table:style-name="ce25" office:value-type="float" office:value="21.371344">
            <text:p>21.3713440</text:p>
          </table:table-cell>
          <table:table-cell table:style-name="ce25" office:value-type="float" office:value="40.461575">
            <text:p>40.4615750</text:p>
          </table:table-cell>
          <table:table-cell table:style-name="ce24" table:formula="oooc:=VLOOKUP([.F11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Le Meridien</text:p>
          </table:table-cell>
          <table:table-cell/>
          <table:table-cell table:style-name="ce25" office:value-type="float" office:value="21.558962">
            <text:p>21.5589620</text:p>
          </table:table-cell>
          <table:table-cell table:style-name="ce25" office:value-type="float" office:value="39.207977">
            <text:p>39.2079770</text:p>
          </table:table-cell>
          <table:table-cell table:style-name="ce24" table:formula="oooc:=VLOOKUP([.F12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Marriott Jeddah</text:p>
          </table:table-cell>
          <table:table-cell/>
          <table:table-cell table:style-name="ce25" office:value-type="float" office:value="21.531874">
            <text:p>21.5318740</text:p>
          </table:table-cell>
          <table:table-cell table:style-name="ce25" office:value-type="float" office:value="39.195236">
            <text:p>39.1952360</text:p>
          </table:table-cell>
          <table:table-cell table:style-name="ce24" table:formula="oooc:=VLOOKUP([.F13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Park Hyatt Hotel</text:p>
          </table:table-cell>
          <table:table-cell/>
          <table:table-cell table:style-name="ce25" office:value-type="float" office:value="21.513374">
            <text:p>21.5133740</text:p>
          </table:table-cell>
          <table:table-cell table:style-name="ce25" office:value-type="float" office:value="39.154984">
            <text:p>39.1549840</text:p>
          </table:table-cell>
          <table:table-cell table:style-name="ce24" table:formula="oooc:=VLOOKUP([.F14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Radisson Blu Royal Suites</text:p>
          </table:table-cell>
          <table:table-cell/>
          <table:table-cell table:style-name="ce25" office:value-type="float" office:value="21.549538">
            <text:p>21.5495380</text:p>
          </table:table-cell>
          <table:table-cell table:style-name="ce25" office:value-type="float" office:value="39.189606">
            <text:p>39.1896060</text:p>
          </table:table-cell>
          <table:table-cell table:style-name="ce24" table:formula="oooc:=VLOOKUP([.F15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Ramada</text:p>
          </table:table-cell>
          <table:table-cell/>
          <table:table-cell table:style-name="ce25" office:value-type="float" office:value="21.364485">
            <text:p>21.3644850</text:p>
          </table:table-cell>
          <table:table-cell table:style-name="ce25" office:value-type="float" office:value="40.267731">
            <text:p>40.2677310</text:p>
          </table:table-cell>
          <table:table-cell table:style-name="ce24" table:formula="oooc:=VLOOKUP([.F16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Riyadh Marriott hotel</text:p>
          </table:table-cell>
          <table:table-cell table:style-name="ce26"/>
          <table:table-cell table:style-name="ce25" office:value-type="float" office:value="24.686714">
            <text:p>24.6867140</text:p>
          </table:table-cell>
          <table:table-cell table:style-name="ce25" office:value-type="float" office:value="46.71313">
            <text:p>46.7131300</text:p>
          </table:table-cell>
          <table:table-cell table:style-name="ce24" table:formula="oooc:=VLOOKUP([.F17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Rosewood Al Faisaliyah hotel</text:p>
          </table:table-cell>
          <table:table-cell table:style-name="ce26"/>
          <table:table-cell table:style-name="ce25" office:value-type="float" office:value="24.689509">
            <text:p>24.6895090</text:p>
          </table:table-cell>
          <table:table-cell table:style-name="ce25" office:value-type="float" office:value="46.684935">
            <text:p>46.6849350</text:p>
          </table:table-cell>
          <table:table-cell table:style-name="ce24" table:formula="oooc:=VLOOKUP([.F18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Rosewood Hotel</text:p>
          </table:table-cell>
          <table:table-cell/>
          <table:table-cell table:style-name="ce25" office:value-type="float" office:value="21.576391">
            <text:p>21.5763910</text:p>
          </table:table-cell>
          <table:table-cell table:style-name="ce25" office:value-type="float" office:value="39.110378">
            <text:p>39.1103780</text:p>
          </table:table-cell>
          <table:table-cell table:style-name="ce24" table:formula="oooc:=VLOOKUP([.F19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Sheraton Towers</text:p>
          </table:table-cell>
          <table:table-cell/>
          <table:table-cell table:style-name="ce25" office:value-type="float" office:value="24.727449">
            <text:p>24.7274490</text:p>
          </table:table-cell>
          <table:table-cell table:style-name="ce25" office:value-type="float" office:value="46.665127">
            <text:p>46.6651270</text:p>
          </table:table-cell>
          <table:table-cell table:style-name="ce24" table:formula="oooc:=VLOOKUP([.F20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Sultan</text:p>
          </table:table-cell>
          <table:table-cell/>
          <table:table-cell table:style-name="ce25" office:value-type="float" office:value="21.60833">
            <text:p>21.6083300</text:p>
          </table:table-cell>
          <table:table-cell table:style-name="ce25" office:value-type="float" office:value="39.14209">
            <text:p>39.1420900</text:p>
          </table:table-cell>
          <table:table-cell table:style-name="ce24" table:formula="oooc:=VLOOKUP([.F21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Summer resort</text:p>
          </table:table-cell>
          <table:table-cell table:style-name="ce24" office:value-type="string">
            <text:p>Higher elevation than Ta'if</text:p>
          </table:table-cell>
          <table:table-cell table:style-name="ce25" office:value-type="float" office:value="21.080696">
            <text:p>21.0806960</text:p>
          </table:table-cell>
          <table:table-cell table:style-name="ce25" office:value-type="float" office:value="40.315273">
            <text:p>40.3152730</text:p>
          </table:table-cell>
          <table:table-cell table:style-name="ce24" table:formula="oooc:=VLOOKUP([.F22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19. Century Burger</text:p>
          </table:table-cell>
          <table:table-cell table:style-name="ce24" office:value-type="string">
            <text:p>A good local burger restaurant</text:p>
          </table:table-cell>
          <table:table-cell table:style-name="ce25" office:value-type="float" office:value="21.6414706">
            <text:p>21.6414706</text:p>
          </table:table-cell>
          <table:table-cell table:style-name="ce25" office:value-type="float" office:value="39.130216">
            <text:p>39.1302160</text:p>
          </table:table-cell>
          <table:table-cell table:style-name="ce24" table:formula="oooc:=VLOOKUP([.F23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Abo Yasser restaurant</text:p>
          </table:table-cell>
          <table:table-cell table:style-name="ce24" office:value-type="string">
            <text:p>African restaurant in an area with many other african restaurants</text:p>
          </table:table-cell>
          <table:table-cell table:style-name="ce25" office:value-type="float" office:value="21.4777281">
            <text:p>21.4777281</text:p>
          </table:table-cell>
          <table:table-cell table:style-name="ce25" office:value-type="float" office:value="39.1899502">
            <text:p>39.1899502</text:p>
          </table:table-cell>
          <table:table-cell table:style-name="ce24" table:formula="oooc:=VLOOKUP([.F24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Alfairwz restaurant</text:p>
          </table:table-cell>
          <table:table-cell table:style-name="ce24" office:value-type="string">
            <text:p>A turkish restaurant</text:p>
          </table:table-cell>
          <table:table-cell table:style-name="ce25" office:value-type="float" office:value="21.609399">
            <text:p>21.6093990</text:p>
          </table:table-cell>
          <table:table-cell table:style-name="ce25" office:value-type="float" office:value="39.1305579">
            <text:p>39.1305579</text:p>
          </table:table-cell>
          <table:table-cell table:style-name="ce24" table:formula="oooc:=VLOOKUP([.F25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Applebee's</text:p>
          </table:table-cell>
          <table:table-cell table:style-name="ce24" office:value-type="string">
            <text:p>Restaurant</text:p>
          </table:table-cell>
          <table:table-cell table:style-name="ce25" office:value-type="float" office:value="21.64658">
            <text:p>21.6465800</text:p>
          </table:table-cell>
          <table:table-cell table:style-name="ce25" office:value-type="float" office:value="39.131584">
            <text:p>39.1315840</text:p>
          </table:table-cell>
          <table:table-cell table:style-name="ce24" table:formula="oooc:=VLOOKUP([.F26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Aseil</text:p>
          </table:table-cell>
          <table:table-cell table:style-name="ce24" office:value-type="string">
            <text:p>A traditional saudi restaurant</text:p>
          </table:table-cell>
          <table:table-cell table:style-name="ce25" office:value-type="float" office:value="21.559489">
            <text:p>21.5594890</text:p>
          </table:table-cell>
          <table:table-cell table:style-name="ce25" office:value-type="float" office:value="39.142523">
            <text:p>39.1425230</text:p>
          </table:table-cell>
          <table:table-cell table:style-name="ce24" table:formula="oooc:=VLOOKUP([.F27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  <table:table-cell table:style-name="ce24"/>
        </table:table-row>
        <table:table-row table:style-name="ro2">
          <table:table-cell table:style-name="ce24" office:value-type="string">
            <text:p>Asia restaurant</text:p>
          </table:table-cell>
          <table:table-cell table:style-name="ce24" office:value-type="string">
            <text:p>Thai food, recommended. 012 6828525 </text:p>
          </table:table-cell>
          <table:table-cell table:style-name="ce25" office:value-type="float" office:value="21.580608">
            <text:p>21.5806080</text:p>
          </table:table-cell>
          <table:table-cell table:style-name="ce25" office:value-type="float" office:value="39.161476">
            <text:p>39.1614760</text:p>
          </table:table-cell>
          <table:table-cell table:style-name="ce24" table:formula="oooc:=VLOOKUP([.F28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Brasa de Brazil</text:p>
          </table:table-cell>
          <table:table-cell table:style-name="ce24" office:value-type="string">
            <text:p>Brasilian style barbeque. Meat buffet with a very large variety of different meats to try out.</text:p>
          </table:table-cell>
          <table:table-cell table:style-name="ce25" office:value-type="float" office:value="21.519384">
            <text:p>21.5193840</text:p>
          </table:table-cell>
          <table:table-cell table:style-name="ce25" office:value-type="float" office:value="39.164932">
            <text:p>39.1649320</text:p>
          </table:table-cell>
          <table:table-cell table:style-name="ce24" table:formula="oooc:=VLOOKUP([.F29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Broast chicken carry-out</text:p>
          </table:table-cell>
          <table:table-cell table:style-name="ce24"/>
          <table:table-cell table:style-name="ce25" office:value-type="float" office:value="22.286291">
            <text:p>22.2862910</text:p>
          </table:table-cell>
          <table:table-cell table:style-name="ce25" office:value-type="float" office:value="39.112083">
            <text:p>39.1120830</text:p>
          </table:table-cell>
          <table:table-cell table:style-name="ce24" table:formula="oooc:=VLOOKUP([.F30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Chicken</text:p>
          </table:table-cell>
          <table:table-cell table:style-name="ce24" office:value-type="string">
            <text:p>Grilled rotisserie, comes with a huge plate of rice and salad</text:p>
          </table:table-cell>
          <table:table-cell table:style-name="ce25" office:value-type="float" office:value="22.287312">
            <text:p>22.2873120</text:p>
          </table:table-cell>
          <table:table-cell table:style-name="ce25" office:value-type="float" office:value="39.113205">
            <text:p>39.1132050</text:p>
          </table:table-cell>
          <table:table-cell table:style-name="ce24" table:formula="oooc:=VLOOKUP([.F31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Dar Al-Hekma University</text:p>
          </table:table-cell>
          <table:table-cell/>
          <table:table-cell table:style-name="ce25" office:value-type="float" office:value="21.478472">
            <text:p>21.4784720</text:p>
          </table:table-cell>
          <table:table-cell table:style-name="ce25" office:value-type="float" office:value="39.210918">
            <text:p>39.2109180</text:p>
          </table:table-cell>
          <table:table-cell table:style-name="ce24" table:formula="oooc:=VLOOKUP([.F32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Effat University</text:p>
          </table:table-cell>
          <table:table-cell/>
          <table:table-cell table:style-name="ce25" office:value-type="float" office:value="21.478472">
            <text:p>21.4784720</text:p>
          </table:table-cell>
          <table:table-cell table:style-name="ce25" office:value-type="float" office:value="39.210918">
            <text:p>39.2109180</text:p>
          </table:table-cell>
          <table:table-cell table:style-name="ce24" table:formula="oooc:=VLOOKUP([.F33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Fish restaurant</text:p>
          </table:table-cell>
          <table:table-cell/>
          <table:table-cell table:style-name="ce25" office:value-type="float" office:value="21.718073">
            <text:p>21.7180730</text:p>
          </table:table-cell>
          <table:table-cell table:style-name="ce25" office:value-type="float" office:value="39.103958">
            <text:p>39.1039580</text:p>
          </table:table-cell>
          <table:table-cell table:style-name="ce24" table:formula="oooc:=VLOOKUP([.F34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Goodies</text:p>
          </table:table-cell>
          <table:table-cell table:style-name="ce24" office:value-type="string">
            <text:p>A good food market type restaurant, large dessers/sweets selection. In Stars Avenue Mall.</text:p>
          </table:table-cell>
          <table:table-cell table:style-name="ce25" office:value-type="float" office:value="21.57295">
            <text:p>21.5729500</text:p>
          </table:table-cell>
          <table:table-cell table:style-name="ce25" office:value-type="float" office:value="39.127308">
            <text:p>39.1273080</text:p>
          </table:table-cell>
          <table:table-cell table:style-name="ce24" table:formula="oooc:=VLOOKUP([.F35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Goodies</text:p>
          </table:table-cell>
          <table:table-cell table:style-name="ce24" office:value-type="string">
            <text:p>A good food market type restaurant, large dessers/sweets selection. In Coral Mall.</text:p>
          </table:table-cell>
          <table:table-cell table:style-name="ce25" office:value-type="float" office:value="21.550248">
            <text:p>21.5502480</text:p>
          </table:table-cell>
          <table:table-cell table:style-name="ce25" office:value-type="float" office:value="39.163132">
            <text:p>39.1631320</text:p>
          </table:table-cell>
          <table:table-cell table:style-name="ce24" table:formula="oooc:=VLOOKUP([.F36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Koreana restaurant</text:p>
          </table:table-cell>
          <table:table-cell table:style-name="ce24" office:value-type="string">
            <text:p>In a residential area and thus hard to find. Call 660-4769 if lost.</text:p>
          </table:table-cell>
          <table:table-cell table:style-name="ce27" office:value-type="float" office:value="21.535366">
            <text:p>21.5353660</text:p>
          </table:table-cell>
          <table:table-cell table:style-name="ce27" office:value-type="float" office:value="39.165337">
            <text:p>39.1653370</text:p>
          </table:table-cell>
          <table:table-cell table:style-name="ce24" table:formula="oooc:=VLOOKUP([.F37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Makkah restaurant</text:p>
          </table:table-cell>
          <table:table-cell table:style-name="ce24" office:value-type="string">
            <text:p>Indian restaurant in a traditional area</text:p>
          </table:table-cell>
          <table:table-cell table:style-name="ce25" office:value-type="float" office:value="21.5014506">
            <text:p>21.5014506</text:p>
          </table:table-cell>
          <table:table-cell table:style-name="ce25" office:value-type="float" office:value="39.1906515">
            <text:p>39.1906515</text:p>
          </table:table-cell>
          <table:table-cell table:style-name="ce24" table:formula="oooc:=VLOOKUP([.F38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Mayrig restaurant</text:p>
          </table:table-cell>
          <table:table-cell/>
          <table:table-cell table:style-name="ce25" office:value-type="float" office:value="21.543489">
            <text:p>21.5434890</text:p>
          </table:table-cell>
          <table:table-cell table:style-name="ce25" office:value-type="float" office:value="39.172989">
            <text:p>39.1729890</text:p>
          </table:table-cell>
          <table:table-cell table:style-name="ce24" table:formula="oooc:=VLOOKUP([.F39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Old fish restaurant</text:p>
          </table:table-cell>
          <table:table-cell table:style-name="ce24" office:value-type="string">
            <text:p>Pick your fish from a selection of choices and have them cook it for you.</text:p>
          </table:table-cell>
          <table:table-cell table:style-name="ce25" office:value-type="float" office:value="22.290094">
            <text:p>22.2900940</text:p>
          </table:table-cell>
          <table:table-cell table:style-name="ce25" office:value-type="float" office:value="39.116193">
            <text:p>39.1161930</text:p>
          </table:table-cell>
          <table:table-cell table:style-name="ce24" table:formula="oooc:=VLOOKUP([.F40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Pakistani restaurant mk 1</text:p>
          </table:table-cell>
          <table:table-cell table:style-name="ce24" office:value-type="string">
            <text:p>Good curry and fresh-baked naan. </text:p>
          </table:table-cell>
          <table:table-cell table:style-name="ce25" office:value-type="float" office:value="22.291531">
            <text:p>22.2915310</text:p>
          </table:table-cell>
          <table:table-cell table:style-name="ce25" office:value-type="float" office:value="39.117857">
            <text:p>39.1178570</text:p>
          </table:table-cell>
          <table:table-cell table:style-name="ce24" table:formula="oooc:=VLOOKUP([.F41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  <table:table-cell table:style-name="ce28"/>
        </table:table-row>
        <table:table-row table:style-name="ro2">
          <table:table-cell table:style-name="ce24" office:value-type="string">
            <text:p>Pakistani restaurant mk 2</text:p>
          </table:table-cell>
          <table:table-cell table:style-name="ce24" office:value-type="string">
            <text:p>Great fresh-baked naan.</text:p>
          </table:table-cell>
          <table:table-cell table:style-name="ce25" office:value-type="float" office:value="22.288223">
            <text:p>22.2882230</text:p>
          </table:table-cell>
          <table:table-cell table:style-name="ce25" office:value-type="float" office:value="39.114506">
            <text:p>39.1145060</text:p>
          </table:table-cell>
          <table:table-cell table:style-name="ce24" table:formula="oooc:=VLOOKUP([.F42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Palm Garden restaurant</text:p>
          </table:table-cell>
          <table:table-cell table:style-name="ce29"/>
          <table:table-cell table:style-name="ce29" office:value-type="float" office:value="21.564539">
            <text:p>21.5645390</text:p>
          </table:table-cell>
          <table:table-cell table:style-name="ce25" office:value-type="float" office:value="39.111861">
            <text:p>39.1118610</text:p>
          </table:table-cell>
          <table:table-cell table:style-name="ce24" table:formula="oooc:=VLOOKUP([.F43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Piatto (Etoile Center)</text:p>
          </table:table-cell>
          <table:table-cell/>
          <table:table-cell table:style-name="ce25" office:value-type="float" office:value="21.575054">
            <text:p>21.5750540</text:p>
          </table:table-cell>
          <table:table-cell table:style-name="ce25" office:value-type="float" office:value="39.127277">
            <text:p>39.1272770</text:p>
          </table:table-cell>
          <table:table-cell table:style-name="ce24" table:formula="oooc:=VLOOKUP([.F44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Reem Alwabadi</text:p>
          </table:table-cell>
          <table:table-cell table:style-name="ce24" office:value-type="string">
            <text:p>A middle eastern restaurant</text:p>
          </table:table-cell>
          <table:table-cell table:style-name="ce25" office:value-type="float" office:value="21.5579117">
            <text:p>21.5579117</text:p>
          </table:table-cell>
          <table:table-cell table:style-name="ce25" office:value-type="float" office:value="39.145033">
            <text:p>39.1450330</text:p>
          </table:table-cell>
          <table:table-cell table:style-name="ce24" table:formula="oooc:=VLOOKUP([.F45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Restaurant</text:p>
          </table:table-cell>
          <table:table-cell/>
          <table:table-cell table:style-name="ce25" office:value-type="float" office:value="21.287325">
            <text:p>21.2873250</text:p>
          </table:table-cell>
          <table:table-cell table:style-name="ce25" office:value-type="float" office:value="40.422997">
            <text:p>40.4229970</text:p>
          </table:table-cell>
          <table:table-cell table:style-name="ce24" table:formula="oooc:=VLOOKUP([.F46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Rotisserie chicken carry-out</text:p>
          </table:table-cell>
          <table:table-cell table:style-name="ce24" office:value-type="string">
            <text:p>Rotisserie chiken 22SAR for a whole chicken, rice and arabic bread</text:p>
          </table:table-cell>
          <table:table-cell table:style-name="ce25" office:value-type="float" office:value="22.287018">
            <text:p>22.2870180</text:p>
          </table:table-cell>
          <table:table-cell table:style-name="ce25" office:value-type="float" office:value="39.113503">
            <text:p>39.1135030</text:p>
          </table:table-cell>
          <table:table-cell table:style-name="ce24" table:formula="oooc:=VLOOKUP([.F47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ahareej Adan</text:p>
          </table:table-cell>
          <table:table-cell table:style-name="ce24" office:value-type="string">
            <text:p>Yemeni restaurant</text:p>
          </table:table-cell>
          <table:table-cell table:style-name="ce25" office:value-type="float" office:value="21.6122717">
            <text:p>21.6122717</text:p>
          </table:table-cell>
          <table:table-cell table:style-name="ce25" office:value-type="float" office:value="39.1439582">
            <text:p>39.1439582</text:p>
          </table:table-cell>
          <table:table-cell table:style-name="ce24" table:formula="oooc:=VLOOKUP([.F48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ahareej Aden Yemini Restaurant</text:p>
          </table:table-cell>
          <table:table-cell table:style-name="ce24" office:value-type="string">
            <text:p>The best Yemeni restaurant I have been to in Jeddah. The food is incredible! -Sameed</text:p>
          </table:table-cell>
          <table:table-cell table:style-name="ce25" office:value-type="float" office:value="21.578571">
            <text:p>21.5785710</text:p>
          </table:table-cell>
          <table:table-cell table:style-name="ce25" office:value-type="float" office:value="39.199306">
            <text:p>39.1993060</text:p>
          </table:table-cell>
          <table:table-cell table:style-name="ce24" table:formula="oooc:=VLOOKUP([.F49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akura</text:p>
          </table:table-cell>
          <table:table-cell table:style-name="ce24" office:value-type="string">
            <text:p>A japanese restaurant</text:p>
          </table:table-cell>
          <table:table-cell table:style-name="ce25" office:value-type="float" office:value="21.5168508">
            <text:p>21.5168508</text:p>
          </table:table-cell>
          <table:table-cell table:style-name="ce25" office:value-type="float" office:value="39.1558114">
            <text:p>39.1558114</text:p>
          </table:table-cell>
          <table:table-cell table:style-name="ce24" table:formula="oooc:=VLOOKUP([.F50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eafood restaurant</text:p>
          </table:table-cell>
          <table:table-cell/>
          <table:table-cell table:style-name="ce25" office:value-type="float" office:value="21.588215">
            <text:p>21.5882150</text:p>
          </table:table-cell>
          <table:table-cell table:style-name="ce25" office:value-type="float" office:value="39.10574">
            <text:p>39.1057400</text:p>
          </table:table-cell>
          <table:table-cell table:style-name="ce24" table:formula="oooc:=VLOOKUP([.F51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hada Indian Restaurant</text:p>
          </table:table-cell>
          <table:table-cell table:style-name="ce24" office:value-type="string">
            <text:p>Favoured by locals</text:p>
          </table:table-cell>
          <table:table-cell table:style-name="ce25" office:value-type="float" office:value="21.55404">
            <text:p>21.5540400</text:p>
          </table:table-cell>
          <table:table-cell table:style-name="ce25" office:value-type="float" office:value="39.21054">
            <text:p>39.2105400</text:p>
          </table:table-cell>
          <table:table-cell table:style-name="ce24" table:formula="oooc:=VLOOKUP([.F52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hish Tawook</text:p>
          </table:table-cell>
          <table:table-cell table:style-name="ce24" office:value-type="string">
            <text:p>Delicious Shish Tawook, 4SAR each</text:p>
          </table:table-cell>
          <table:table-cell table:style-name="ce25" office:value-type="float" office:value="22.291243">
            <text:p>22.2912430</text:p>
          </table:table-cell>
          <table:table-cell table:style-name="ce25" office:value-type="float" office:value="39.116193">
            <text:p>39.1161930</text:p>
          </table:table-cell>
          <table:table-cell table:style-name="ce24" table:formula="oooc:=VLOOKUP([.F53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hwarma Carry-out</text:p>
          </table:table-cell>
          <table:table-cell table:style-name="ce24" office:value-type="string">
            <text:p>4 SAR for a shwarma. Skip the beef, Chicken (delicious) and falafel for vegetarians</text:p>
          </table:table-cell>
          <table:table-cell table:style-name="ce25" office:value-type="float" office:value="22.286245">
            <text:p>22.2862450</text:p>
          </table:table-cell>
          <table:table-cell table:style-name="ce25" office:value-type="float" office:value="39.112209">
            <text:p>39.1122090</text:p>
          </table:table-cell>
          <table:table-cell table:style-name="ce24" table:formula="oooc:=VLOOKUP([.F54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pears</text:p>
          </table:table-cell>
          <table:table-cell table:style-name="ce24" office:value-type="string">
            <text:p>A brazilian restaurant</text:p>
          </table:table-cell>
          <table:table-cell table:style-name="ce25" office:value-type="float" office:value="21.5156605">
            <text:p>21.5156605</text:p>
          </table:table-cell>
          <table:table-cell table:style-name="ce25" office:value-type="float" office:value="39.1559482">
            <text:p>39.1559482</text:p>
          </table:table-cell>
          <table:table-cell table:style-name="ce24" table:formula="oooc:=VLOOKUP([.F55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Texas Roadhouse</text:p>
          </table:table-cell>
          <table:table-cell table:style-name="ce24" office:value-type="string">
            <text:p>A steak house</text:p>
          </table:table-cell>
          <table:table-cell table:style-name="ce25" office:value-type="float" office:value="21.553583">
            <text:p>21.5535830</text:p>
          </table:table-cell>
          <table:table-cell table:style-name="ce25" office:value-type="float" office:value="39.167641">
            <text:p>39.1676410</text:p>
          </table:table-cell>
          <table:table-cell table:style-name="ce24" table:formula="oooc:=VLOOKUP([.F56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The Butcher Shop &amp; Grill</text:p>
          </table:table-cell>
          <table:table-cell table:style-name="ce24" office:value-type="string">
            <text:p>Steak and grill restaurant</text:p>
          </table:table-cell>
          <table:table-cell table:style-name="ce25" office:value-type="float" office:value="21.5598458">
            <text:p>21.5598458</text:p>
          </table:table-cell>
          <table:table-cell table:style-name="ce25" office:value-type="float" office:value="39.1532162">
            <text:p>39.1532162</text:p>
          </table:table-cell>
          <table:table-cell table:style-name="ce24" table:formula="oooc:=VLOOKUP([.F57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Yemeni restaurant</text:p>
          </table:table-cell>
          <table:table-cell/>
          <table:table-cell table:style-name="ce25" office:value-type="float" office:value="22.287275">
            <text:p>22.2872750</text:p>
          </table:table-cell>
          <table:table-cell table:style-name="ce25" office:value-type="float" office:value="39.113758">
            <text:p>39.1137580</text:p>
          </table:table-cell>
          <table:table-cell table:style-name="ce24" table:formula="oooc:=VLOOKUP([.F58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KAUST: main gate</text:p>
          </table:table-cell>
          <table:table-cell/>
          <table:table-cell table:style-name="ce25" office:value-type="float" office:value="22.320393">
            <text:p>22.3203930</text:p>
          </table:table-cell>
          <table:table-cell table:style-name="ce25" office:value-type="float" office:value="39.138309">
            <text:p>39.1383090</text:p>
          </table:table-cell>
          <table:table-cell table:style-name="ce24" table:formula="oooc:=VLOOKUP([.F59];[Styles.A$1:.C$400];2)" office:value-type="string">
            <text:p>Checkpoint</text:p>
          </table:table-cell>
          <table:table-cell table:style-name="ce24" office:value-type="float" office:value="668">
            <text:p>668</text:p>
          </table:table-cell>
        </table:table-row>
        <table:table-row table:style-name="ro2">
          <table:table-cell table:style-name="ce24" office:value-type="string">
            <text:p>KAUST: Thuwal gate</text:p>
          </table:table-cell>
          <table:table-cell/>
          <table:table-cell table:style-name="ce25" office:value-type="float" office:value="22.298656">
            <text:p>22.2986560</text:p>
          </table:table-cell>
          <table:table-cell table:style-name="ce25" office:value-type="float" office:value="39.104286">
            <text:p>39.1042860</text:p>
          </table:table-cell>
          <table:table-cell table:style-name="ce24" table:formula="oooc:=VLOOKUP([.F60];[Styles.A$1:.C$400];2)" office:value-type="string">
            <text:p>Checkpoint</text:p>
          </table:table-cell>
          <table:table-cell table:style-name="ce24" office:value-type="float" office:value="668">
            <text:p>668</text:p>
          </table:table-cell>
        </table:table-row>
        <table:table-row table:style-name="ro2">
          <table:table-cell table:style-name="ce24" office:value-type="string">
            <text:p>KAUST: vendor gate</text:p>
          </table:table-cell>
          <table:table-cell/>
          <table:table-cell table:style-name="ce25" office:value-type="float" office:value="22.30348">
            <text:p>22.3034800</text:p>
          </table:table-cell>
          <table:table-cell table:style-name="ce25" office:value-type="float" office:value="39.122337">
            <text:p>39.1223370</text:p>
          </table:table-cell>
          <table:table-cell table:style-name="ce24" table:formula="oooc:=VLOOKUP([.F61];[Styles.A$1:.C$400];2)" office:value-type="string">
            <text:p>Checkpoint</text:p>
          </table:table-cell>
          <table:table-cell table:style-name="ce24" office:value-type="float" office:value="668">
            <text:p>668</text:p>
          </table:table-cell>
        </table:table-row>
        <table:table-row table:style-name="ro2">
          <table:table-cell table:style-name="ce24" office:value-type="string">
            <text:p>Exit back of mall of arabia</text:p>
          </table:table-cell>
          <table:table-cell table:style-name="ce24" office:value-type="string">
            <text:p>This is the U-Turn to get back on Madina Rd to KAUST from Mall of Arabia...</text:p>
          </table:table-cell>
          <table:table-cell table:style-name="ce25" office:value-type="float" office:value="21.631161">
            <text:p>21.6311610</text:p>
          </table:table-cell>
          <table:table-cell table:style-name="ce25" office:value-type="float" office:value="39.182011">
            <text:p>39.1820110</text:p>
          </table:table-cell>
          <table:table-cell table:style-name="ce24" table:formula="oooc:=VLOOKUP([.F62];[Styles.A$1:.C$400];2)" office:value-type="string">
            <text:p>Intersection</text:p>
          </table:table-cell>
          <table:table-cell table:style-name="ce24" office:value-type="float" office:value="669">
            <text:p>669</text:p>
          </table:table-cell>
        </table:table-row>
        <table:table-row table:style-name="ro2">
          <table:table-cell table:style-name="ce24" office:value-type="string">
            <text:p>Exit for Sultan St.</text:p>
          </table:table-cell>
          <table:table-cell table:style-name="ce24" office:value-type="string">
            <text:p>To Jarir Mall etc.</text:p>
          </table:table-cell>
          <table:table-cell table:style-name="ce25" office:value-type="float" office:value="21.670509">
            <text:p>21.6705090</text:p>
          </table:table-cell>
          <table:table-cell table:style-name="ce25" office:value-type="float" office:value="39.125233">
            <text:p>39.1252330</text:p>
          </table:table-cell>
          <table:table-cell table:style-name="ce24" table:formula="oooc:=VLOOKUP([.F63];[Styles.A$1:.C$400];2)" office:value-type="string">
            <text:p>Intersection</text:p>
          </table:table-cell>
          <table:table-cell table:style-name="ce24" office:value-type="float" office:value="669">
            <text:p>669</text:p>
          </table:table-cell>
        </table:table-row>
        <table:table-row table:style-name="ro2">
          <table:table-cell table:style-name="ce24" office:value-type="string">
            <text:p>KAUST exit</text:p>
          </table:table-cell>
          <table:table-cell/>
          <table:table-cell table:style-name="ce25" office:value-type="float" office:value="22.313972">
            <text:p>22.3139720</text:p>
          </table:table-cell>
          <table:table-cell table:style-name="ce25" office:value-type="float" office:value="39.151463">
            <text:p>39.1514630</text:p>
          </table:table-cell>
          <table:table-cell table:style-name="ce24" table:formula="oooc:=VLOOKUP([.F64];[Styles.A$1:.C$400];2)" office:value-type="string">
            <text:p>Intersection</text:p>
          </table:table-cell>
          <table:table-cell table:style-name="ce24" office:value-type="float" office:value="669">
            <text:p>669</text:p>
          </table:table-cell>
        </table:table-row>
        <table:table-row table:style-name="ro2">
          <table:table-cell table:style-name="ce24" office:value-type="string">
            <text:p>Thuwal exit</text:p>
          </table:table-cell>
          <table:table-cell/>
          <table:table-cell table:style-name="ce25" office:value-type="float" office:value="22.273132">
            <text:p>22.2731320</text:p>
          </table:table-cell>
          <table:table-cell table:style-name="ce25" office:value-type="float" office:value="39.125961">
            <text:p>39.1259610</text:p>
          </table:table-cell>
          <table:table-cell table:style-name="ce24" table:formula="oooc:=VLOOKUP([.F65];[Styles.A$1:.C$400];2)" office:value-type="string">
            <text:p>Intersection</text:p>
          </table:table-cell>
          <table:table-cell table:style-name="ce24" office:value-type="float" office:value="669">
            <text:p>669</text:p>
          </table:table-cell>
        </table:table-row>
        <table:table-row table:style-name="ro2">
          <table:table-cell table:style-name="ce24" office:value-type="string">
            <text:p>Abha airport</text:p>
          </table:table-cell>
          <table:table-cell/>
          <table:table-cell table:style-name="ce25" office:value-type="float" office:value="18.234234">
            <text:p>18.2342340</text:p>
          </table:table-cell>
          <table:table-cell table:style-name="ce25" office:value-type="float" office:value="42.657707">
            <text:p>42.6577070</text:p>
          </table:table-cell>
          <table:table-cell table:style-name="ce24" table:formula="oooc:=VLOOKUP([.F66];[Styles.A$1:.C$400];2)" office:value-type="string">
            <text:p>Airport terminal</text:p>
          </table:table-cell>
          <table:table-cell table:style-name="ce24" office:value-type="float" office:value="670">
            <text:p>670</text:p>
          </table:table-cell>
        </table:table-row>
        <table:table-row table:style-name="ro2">
          <table:table-cell table:style-name="ce24" office:value-type="string">
            <text:p>JED - North Terminal</text:p>
          </table:table-cell>
          <table:table-cell table:style-name="ce24" office:value-type="string">
            <text:p>All airlines other than Saudia</text:p>
          </table:table-cell>
          <table:table-cell table:style-name="ce25" office:value-type="float" office:value="21.688217">
            <text:p>21.6882170</text:p>
          </table:table-cell>
          <table:table-cell table:style-name="ce25" office:value-type="float" office:value="39.143517">
            <text:p>39.1435170</text:p>
          </table:table-cell>
          <table:table-cell table:style-name="ce24" table:formula="oooc:=VLOOKUP([.F67];[Styles.A$1:.C$400];2)" office:value-type="string">
            <text:p>Airport terminal</text:p>
          </table:table-cell>
          <table:table-cell table:style-name="ce24" office:value-type="float" office:value="670">
            <text:p>670</text:p>
          </table:table-cell>
        </table:table-row>
        <table:table-row table:style-name="ro2">
          <table:table-cell table:style-name="ce24" office:value-type="string">
            <text:p>JED - South Terminal</text:p>
          </table:table-cell>
          <table:table-cell table:style-name="ce24" office:value-type="string">
            <text:p>Saudia flights</text:p>
          </table:table-cell>
          <table:table-cell table:style-name="ce25" office:value-type="float" office:value="21.667877">
            <text:p>21.6678770</text:p>
          </table:table-cell>
          <table:table-cell table:style-name="ce25" office:value-type="float" office:value="39.143517">
            <text:p>39.1435170</text:p>
          </table:table-cell>
          <table:table-cell table:style-name="ce24" table:formula="oooc:=VLOOKUP([.F68];[Styles.A$1:.C$400];2)" office:value-type="string">
            <text:p>Airport terminal</text:p>
          </table:table-cell>
          <table:table-cell table:style-name="ce24" office:value-type="float" office:value="670">
            <text:p>670</text:p>
          </table:table-cell>
        </table:table-row>
        <table:table-row table:style-name="ro2">
          <table:table-cell table:style-name="ce24" office:value-type="string">
            <text:p>Riyadh Airport</text:p>
          </table:table-cell>
          <table:table-cell/>
          <table:table-cell table:style-name="ce25" office:value-type="float" office:value="24.958281">
            <text:p>24.9582810</text:p>
          </table:table-cell>
          <table:table-cell table:style-name="ce25" office:value-type="float" office:value="46.703632">
            <text:p>46.7036320</text:p>
          </table:table-cell>
          <table:table-cell table:style-name="ce24" table:formula="oooc:=VLOOKUP([.F69];[Styles.A$1:.C$400];2)" office:value-type="string">
            <text:p>Airport terminal</text:p>
          </table:table-cell>
          <table:table-cell table:style-name="ce24" office:value-type="float" office:value="670">
            <text:p>670</text:p>
          </table:table-cell>
        </table:table-row>
        <table:table-row table:style-name="ro2">
          <table:table-cell table:style-name="ce24" office:value-type="string">
            <text:p>Afghan souq</text:p>
          </table:table-cell>
          <table:table-cell/>
          <table:table-cell table:style-name="ce25" office:value-type="float" office:value="21.477522">
            <text:p>21.4775220</text:p>
          </table:table-cell>
          <table:table-cell table:style-name="ce25" office:value-type="float" office:value="39.194637">
            <text:p>39.1946370</text:p>
          </table:table-cell>
          <table:table-cell table:style-name="ce24" table:formula="oooc:=VLOOKUP([.F70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Alahdal souq</text:p>
          </table:table-cell>
          <table:table-cell/>
          <table:table-cell table:style-name="ce25" office:value-type="float" office:value="21.4531785">
            <text:p>21.4531785</text:p>
          </table:table-cell>
          <table:table-cell table:style-name="ce25" office:value-type="float" office:value="39.2163393">
            <text:p>39.2163393</text:p>
          </table:table-cell>
          <table:table-cell table:style-name="ce24" table:formula="oooc:=VLOOKUP([.F71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Albukhariah district</text:p>
          </table:table-cell>
          <table:table-cell table:style-name="ce24" office:value-type="string">
            <text:p>A place to buy carpets, a really small street but full with carpet shops among other things</text:p>
          </table:table-cell>
          <table:table-cell table:style-name="ce25" office:value-type="float" office:value="21.4817093">
            <text:p>21.4817093</text:p>
          </table:table-cell>
          <table:table-cell table:style-name="ce25" office:value-type="float" office:value="39.1849682">
            <text:p>39.1849682</text:p>
          </table:table-cell>
          <table:table-cell table:style-name="ce24" table:formula="oooc:=VLOOKUP([.F72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Alderwazah market</text:p>
          </table:table-cell>
          <table:table-cell table:style-name="ce24" office:value-type="string">
            <text:p>This shop is specialised in traditional furniture and you can find a lot of shops around it that are selling nice accessories</text:p>
          </table:table-cell>
          <table:table-cell table:style-name="ce25" office:value-type="float" office:value="21.5704613">
            <text:p>21.5704613</text:p>
          </table:table-cell>
          <table:table-cell table:style-name="ce25" office:value-type="float" office:value="39.189434">
            <text:p>39.1894340</text:p>
          </table:table-cell>
          <table:table-cell table:style-name="ce24" table:formula="oooc:=VLOOKUP([.F73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Alsharq souq</text:p>
          </table:table-cell>
          <table:table-cell table:style-name="ce24" office:value-type="string">
            <text:p>One of the best marketplaces for fabrics, textiles &amp; traditional women's clothes</text:p>
          </table:table-cell>
          <table:table-cell table:style-name="ce25" office:value-type="float" office:value="21.542983">
            <text:p>21.5429830</text:p>
          </table:table-cell>
          <table:table-cell table:style-name="ce25" office:value-type="float" office:value="39.197447">
            <text:p>39.1974470</text:p>
          </table:table-cell>
          <table:table-cell table:style-name="ce24" table:formula="oooc:=VLOOKUP([.F74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Animal Market</text:p>
          </table:table-cell>
          <table:table-cell table:style-name="ce24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5" office:value-type="float" office:value="21.3807425">
            <text:p>21.3807425</text:p>
          </table:table-cell>
          <table:table-cell table:style-name="ce25" office:value-type="float" office:value="39.2245174">
            <text:p>39.2245174</text:p>
          </table:table-cell>
          <table:table-cell table:style-name="ce24" table:formula="oooc:=VLOOKUP([.F75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Corniche Commercial Center</text:p>
          </table:table-cell>
          <table:table-cell table:style-name="ce24" office:value-type="string">
            <text:p>Just go to the 4th or 5th floor and you will find the best accessories, perfumes &amp; cosmetics shops</text:p>
          </table:table-cell>
          <table:table-cell table:style-name="ce25" office:value-type="float" office:value="21.4855676">
            <text:p>21.4855676</text:p>
          </table:table-cell>
          <table:table-cell table:style-name="ce25" office:value-type="float" office:value="39.183564">
            <text:p>39.1835640</text:p>
          </table:table-cell>
          <table:table-cell table:style-name="ce24" table:formula="oooc:=VLOOKUP([.F76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Hinda Weyah (Ribbon Souq)</text:p>
          </table:table-cell>
          <table:table-cell table:style-name="ce24" office:value-type="string">
            <text:p>Thanks, Linda</text:p>
          </table:table-cell>
          <table:table-cell table:style-name="ce25" office:value-type="float" office:value="21.475964">
            <text:p>21.4759640</text:p>
          </table:table-cell>
          <table:table-cell table:style-name="ce25" office:value-type="float" office:value="39.183308">
            <text:p>39.1833080</text:p>
          </table:table-cell>
          <table:table-cell table:style-name="ce24" table:formula="oooc:=VLOOKUP([.F77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Khaimah market</text:p>
          </table:table-cell>
          <table:table-cell table:style-name="ce24" office:value-type="string">
            <text:p>Good market for traditional women's clothes</text:p>
          </table:table-cell>
          <table:table-cell table:style-name="ce25" office:value-type="float" office:value="21.4737297">
            <text:p>21.4737297</text:p>
          </table:table-cell>
          <table:table-cell table:style-name="ce25" office:value-type="float" office:value="39.1972607">
            <text:p>39.1972607</text:p>
          </table:table-cell>
          <table:table-cell table:style-name="ce24" table:formula="oooc:=VLOOKUP([.F78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Look for tent makers in this area</text:p>
          </table:table-cell>
          <table:table-cell/>
          <table:table-cell table:style-name="ce25" office:value-type="float" office:value="21.583221">
            <text:p>21.5832210</text:p>
          </table:table-cell>
          <table:table-cell table:style-name="ce25" office:value-type="float" office:value="39.248657">
            <text:p>39.2486570</text:p>
          </table:table-cell>
          <table:table-cell table:style-name="ce24" table:formula="oooc:=VLOOKUP([.F79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Mahmoud Saeed souq</text:p>
          </table:table-cell>
          <table:table-cell table:style-name="ce24" office:value-type="string">
            <text:p>Excellent market for carpets and furniture</text:p>
          </table:table-cell>
          <table:table-cell table:style-name="ce25" office:value-type="float" office:value="21.5717486">
            <text:p>21.5717486</text:p>
          </table:table-cell>
          <table:table-cell table:style-name="ce25" office:value-type="float" office:value="39.1819452">
            <text:p>39.1819452</text:p>
          </table:table-cell>
          <table:table-cell table:style-name="ce24" table:formula="oooc:=VLOOKUP([.F80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Rockets souq</text:p>
          </table:table-cell>
          <table:table-cell table:style-name="ce24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5" office:value-type="float" office:value="21.4120009">
            <text:p>21.4120009</text:p>
          </table:table-cell>
          <table:table-cell table:style-name="ce25" office:value-type="float" office:value="39.2081129">
            <text:p>39.2081129</text:p>
          </table:table-cell>
          <table:table-cell table:style-name="ce24" table:formula="oooc:=VLOOKUP([.F81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Suq Al Alawi, Al Balad District</text:p>
          </table:table-cell>
          <table:table-cell table:style-name="ce24" office:value-type="string">
            <text:p>Jeddah 22236, Saudi Arabia</text:p>
          </table:table-cell>
          <table:table-cell table:style-name="ce25" office:value-type="float" office:value="21.484844">
            <text:p>21.4848440</text:p>
          </table:table-cell>
          <table:table-cell table:style-name="ce25" office:value-type="float" office:value="39.188267">
            <text:p>39.1882670</text:p>
          </table:table-cell>
          <table:table-cell table:style-name="ce24" table:formula="oooc:=VLOOKUP([.F82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Tuesday market</text:p>
          </table:table-cell>
          <table:table-cell/>
          <table:table-cell table:style-name="ce25" office:value-type="float" office:value="18.214685">
            <text:p>18.2146850</text:p>
          </table:table-cell>
          <table:table-cell table:style-name="ce25" office:value-type="float" office:value="42.496433">
            <text:p>42.4964330</text:p>
          </table:table-cell>
          <table:table-cell table:style-name="ce24" table:formula="oooc:=VLOOKUP([.F83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Yamamah gold souq</text:p>
          </table:table-cell>
          <table:table-cell table:style-name="ce24" office:value-type="string">
            <text:p>Best place to buy gold and there are a lot of shops to buy fabrics and textiles</text:p>
          </table:table-cell>
          <table:table-cell table:style-name="ce25" office:value-type="float" office:value="21.4869081">
            <text:p>21.4869081</text:p>
          </table:table-cell>
          <table:table-cell table:style-name="ce25" office:value-type="float" office:value="39.1964989">
            <text:p>39.1964989</text:p>
          </table:table-cell>
          <table:table-cell table:style-name="ce24" table:formula="oooc:=VLOOKUP([.F84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Starbucks</text:p>
          </table:table-cell>
          <table:table-cell/>
          <table:table-cell table:style-name="ce25" office:value-type="float" office:value="21.606575">
            <text:p>21.6065750</text:p>
          </table:table-cell>
          <table:table-cell table:style-name="ce25" office:value-type="float" office:value="39.14138">
            <text:p>39.1413800</text:p>
          </table:table-cell>
          <table:table-cell table:style-name="ce24" table:formula="oooc:=VLOOKUP([.F85];[Styles.A$1:.C$400];2)" office:value-type="string">
            <text:p>Coffeehouse</text:p>
          </table:table-cell>
          <table:table-cell table:style-name="ce24" office:value-type="float" office:value="672">
            <text:p>672</text:p>
          </table:table-cell>
        </table:table-row>
        <table:table-row table:style-name="ro2">
          <table:table-cell table:style-name="ce24" office:value-type="string">
            <text:p>Starbucks</text:p>
          </table:table-cell>
          <table:table-cell/>
          <table:table-cell table:style-name="ce25" office:value-type="float" office:value="21.598234">
            <text:p>21.5982340</text:p>
          </table:table-cell>
          <table:table-cell table:style-name="ce25" office:value-type="float" office:value="39.145294">
            <text:p>39.1452940</text:p>
          </table:table-cell>
          <table:table-cell table:style-name="ce24" table:formula="oooc:=VLOOKUP([.F86];[Styles.A$1:.C$400];2)" office:value-type="string">
            <text:p>Coffeehouse</text:p>
          </table:table-cell>
          <table:table-cell table:style-name="ce24" office:value-type="float" office:value="672">
            <text:p>672</text:p>
          </table:table-cell>
        </table:table-row>
        <table:table-row table:style-name="ro2">
          <table:table-cell table:style-name="ce24" office:value-type="string">
            <text:p>Danube</text:p>
          </table:table-cell>
          <table:table-cell table:style-name="ce24" office:value-type="string">
            <text:p>In Red sea mall, hypermarket.</text:p>
          </table:table-cell>
          <table:table-cell table:style-name="ce25" office:value-type="float" office:value="21.626883">
            <text:p>21.6268830</text:p>
          </table:table-cell>
          <table:table-cell table:style-name="ce25" office:value-type="float" office:value="39.110256">
            <text:p>39.1102560</text:p>
          </table:table-cell>
          <table:table-cell table:style-name="ce24" table:formula="oooc:=VLOOKUP([.F87];[Styles.A$1:.C$400];2)" office:value-type="string">
            <text:p>Supermarket</text:p>
          </table:table-cell>
          <table:table-cell table:style-name="ce24" office:value-type="float" office:value="673">
            <text:p>673</text:p>
          </table:table-cell>
        </table:table-row>
        <table:table-row table:style-name="ro2">
          <table:table-cell table:style-name="ce24" office:value-type="string">
            <text:p>Danube</text:p>
          </table:table-cell>
          <table:table-cell/>
          <table:table-cell table:style-name="ce25" office:value-type="float" office:value="21.548998">
            <text:p>21.5489980</text:p>
          </table:table-cell>
          <table:table-cell table:style-name="ce25" office:value-type="float" office:value="39.163054">
            <text:p>39.1630540</text:p>
          </table:table-cell>
          <table:table-cell table:style-name="ce24" table:formula="oooc:=VLOOKUP([.F88];[Styles.A$1:.C$400];2)" office:value-type="string">
            <text:p>Supermarket</text:p>
          </table:table-cell>
          <table:table-cell table:style-name="ce24" office:value-type="float" office:value="673">
            <text:p>673</text:p>
          </table:table-cell>
        </table:table-row>
        <table:table-row table:style-name="ro2">
          <table:table-cell table:style-name="ce24" office:value-type="string">
            <text:p>Grocery store</text:p>
          </table:table-cell>
          <table:table-cell table:style-name="ce24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5" office:value-type="float" office:value="22.286587">
            <text:p>22.2865870</text:p>
          </table:table-cell>
          <table:table-cell table:style-name="ce25" office:value-type="float" office:value="39.112556">
            <text:p>39.1125560</text:p>
          </table:table-cell>
          <table:table-cell table:style-name="ce24" table:formula="oooc:=VLOOKUP([.F89];[Styles.A$1:.C$400];2)" office:value-type="string">
            <text:p>Supermarket</text:p>
          </table:table-cell>
          <table:table-cell table:style-name="ce24" office:value-type="float" office:value="673">
            <text:p>673</text:p>
          </table:table-cell>
        </table:table-row>
        <table:table-row table:style-name="ro2">
          <table:table-cell table:style-name="ce24" office:value-type="string">
            <text:p>Hyperpanda</text:p>
          </table:table-cell>
          <table:table-cell table:style-name="ce24" office:value-type="string">
            <text:p>In the Roshan mall, large grocery store with dry goods</text:p>
          </table:table-cell>
          <table:table-cell table:style-name="ce25" office:value-type="float" office:value="21.665804">
            <text:p>21.6658040</text:p>
          </table:table-cell>
          <table:table-cell table:style-name="ce25" office:value-type="float" office:value="39.109032">
            <text:p>39.1090320</text:p>
          </table:table-cell>
          <table:table-cell table:style-name="ce24" table:formula="oooc:=VLOOKUP([.F90];[Styles.A$1:.C$400];2)" office:value-type="string">
            <text:p>Supermarket</text:p>
          </table:table-cell>
          <table:table-cell table:style-name="ce24" office:value-type="float" office:value="673">
            <text:p>673</text:p>
          </table:table-cell>
        </table:table-row>
        <table:table-row table:style-name="ro2">
          <table:table-cell table:style-name="ce24" office:value-type="string">
            <text:p>Electronic store and mobiles</text:p>
          </table:table-cell>
          <table:table-cell/>
          <table:table-cell table:style-name="ce25" office:value-type="float" office:value="22.287321">
            <text:p>22.2873210</text:p>
          </table:table-cell>
          <table:table-cell table:style-name="ce25" office:value-type="float" office:value="39.112736">
            <text:p>39.1127360</text:p>
          </table:table-cell>
          <table:table-cell table:style-name="ce24" table:formula="oooc:=VLOOKUP([.F91];[Styles.A$1:.C$400];2)" office:value-type="string">
            <text:p>Electronics shop</text:p>
          </table:table-cell>
          <table:table-cell table:style-name="ce24" office:value-type="float" office:value="674">
            <text:p>674</text:p>
          </table:table-cell>
        </table:table-row>
        <table:table-row table:style-name="ro2">
          <table:table-cell table:style-name="ce24" office:value-type="string">
            <text:p>Emax</text:p>
          </table:table-cell>
          <table:table-cell table:style-name="ce24" office:value-type="string">
            <text:p>Electronics, Centrepoint Dome - Amir Sultan Street, Jeddah,Tel: +966 2 6394492</text:p>
          </table:table-cell>
          <table:table-cell table:style-name="ce25" office:value-type="float" office:value="21.606686">
            <text:p>21.6066860</text:p>
          </table:table-cell>
          <table:table-cell table:style-name="ce25" office:value-type="float" office:value="39.141109">
            <text:p>39.1411090</text:p>
          </table:table-cell>
          <table:table-cell table:style-name="ce24" table:formula="oooc:=VLOOKUP([.F92];[Styles.A$1:.C$400];2)" office:value-type="string">
            <text:p>Electronics shop</text:p>
          </table:table-cell>
          <table:table-cell table:style-name="ce24" office:value-type="float" office:value="674">
            <text:p>674</text:p>
          </table:table-cell>
        </table:table-row>
        <table:table-row table:style-name="ro2">
          <table:table-cell table:style-name="ce24" office:value-type="string">
            <text:p>Emax</text:p>
          </table:table-cell>
          <table:table-cell table:style-name="ce24" office:value-type="string">
            <text:p>Electronics, Sitteen Street, Bawadi,Jeddah,Tel: +966 2 6977519, 6977517</text:p>
          </table:table-cell>
          <table:table-cell table:style-name="ce25" office:value-type="float" office:value="21.590605">
            <text:p>21.5906050</text:p>
          </table:table-cell>
          <table:table-cell table:style-name="ce25" office:value-type="float" office:value="39.176861">
            <text:p>39.1768610</text:p>
          </table:table-cell>
          <table:table-cell table:style-name="ce24" table:formula="oooc:=VLOOKUP([.F93];[Styles.A$1:.C$400];2)" office:value-type="string">
            <text:p>Electronics shop</text:p>
          </table:table-cell>
          <table:table-cell table:style-name="ce24" office:value-type="float" office:value="674">
            <text:p>674</text:p>
          </table:table-cell>
        </table:table-row>
        <table:table-row table:style-name="ro2">
          <table:table-cell table:style-name="ce24" office:value-type="string">
            <text:p>Extra</text:p>
          </table:table-cell>
          <table:table-cell table:style-name="ce24" office:value-type="string">
            <text:p>Electronics and home appliances</text:p>
          </table:table-cell>
          <table:table-cell table:style-name="ce25" office:value-type="float" office:value="21.597956">
            <text:p>21.5979560</text:p>
          </table:table-cell>
          <table:table-cell table:style-name="ce25" office:value-type="float" office:value="39.143234">
            <text:p>39.1432340</text:p>
          </table:table-cell>
          <table:table-cell table:style-name="ce24" table:formula="oooc:=VLOOKUP([.F94];[Styles.A$1:.C$400];2)" office:value-type="string">
            <text:p>Electronics shop</text:p>
          </table:table-cell>
          <table:table-cell table:style-name="ce24" office:value-type="float" office:value="674">
            <text:p>674</text:p>
          </table:table-cell>
        </table:table-row>
        <table:table-row table:style-name="ro2">
          <table:table-cell table:style-name="ce24" office:value-type="string">
            <text:p>Hyperpanda</text:p>
          </table:table-cell>
          <table:table-cell table:style-name="ce24" office:value-type="string">
            <text:p>Hypermarket, a large grocery store</text:p>
          </table:table-cell>
          <table:table-cell table:style-name="ce25" office:value-type="float" office:value="21.563267">
            <text:p>21.5632670</text:p>
          </table:table-cell>
          <table:table-cell table:style-name="ce25" office:value-type="float" office:value="39.204132">
            <text:p>39.2041320</text:p>
          </table:table-cell>
          <table:table-cell table:style-name="ce24" table:formula="oooc:=VLOOKUP([.F95];[Styles.A$1:.C$400];2)" office:value-type="string">
            <text:p>Electronics shop</text:p>
          </table:table-cell>
          <table:table-cell table:style-name="ce24" office:value-type="float" office:value="674">
            <text:p>674</text:p>
          </table:table-cell>
        </table:table-row>
        <table:table-row table:style-name="ro2">
          <table:table-cell table:style-name="ce24" office:value-type="string">
            <text:p>Mobile shop</text:p>
          </table:table-cell>
          <table:table-cell/>
          <table:table-cell table:style-name="ce25" office:value-type="float" office:value="22.287313">
            <text:p>22.2873130</text:p>
          </table:table-cell>
          <table:table-cell table:style-name="ce25" office:value-type="float" office:value="39.112926">
            <text:p>39.1129260</text:p>
          </table:table-cell>
          <table:table-cell table:style-name="ce24" table:formula="oooc:=VLOOKUP([.F96];[Styles.A$1:.C$400];2)" office:value-type="string">
            <text:p>Electronics shop</text:p>
          </table:table-cell>
          <table:table-cell table:style-name="ce24" office:value-type="float" office:value="674">
            <text:p>674</text:p>
          </table:table-cell>
        </table:table-row>
        <table:table-row table:style-name="ro2">
          <table:table-cell table:style-name="ce24" office:value-type="string">
            <text:p>Al Lith resort</text:p>
          </table:table-cell>
          <table:table-cell/>
          <table:table-cell table:style-name="ce25" office:value-type="float" office:value="20.15801">
            <text:p>20.1580100</text:p>
          </table:table-cell>
          <table:table-cell table:style-name="ce25" office:value-type="float" office:value="40.246845">
            <text:p>40.2468450</text:p>
          </table:table-cell>
          <table:table-cell table:style-name="ce24" table:formula="oooc:=VLOOKUP([.F97];[Styles.A$1:.C$400];2)" office:value-type="string">
            <text:p>Beach</text:p>
          </table:table-cell>
          <table:table-cell table:style-name="ce24" office:value-type="float" office:value="675">
            <text:p>675</text:p>
          </table:table-cell>
        </table:table-row>
        <table:table-row table:style-name="ro2">
          <table:table-cell table:style-name="ce24" office:value-type="string">
            <text:p>Albilad Beach</text:p>
          </table:table-cell>
          <table:table-cell/>
          <table:table-cell table:style-name="ce25" office:value-type="float" office:value="21.710089">
            <text:p>21.7100890</text:p>
          </table:table-cell>
          <table:table-cell table:style-name="ce25" office:value-type="float" office:value="39.084751">
            <text:p>39.0847510</text:p>
          </table:table-cell>
          <table:table-cell table:style-name="ce24" table:formula="oooc:=VLOOKUP([.F98];[Styles.A$1:.C$400];2)" office:value-type="string">
            <text:p>Beach</text:p>
          </table:table-cell>
          <table:table-cell table:style-name="ce24" office:value-type="float" office:value="675">
            <text:p>675</text:p>
          </table:table-cell>
        </table:table-row>
        <table:table-row table:style-name="ro2">
          <table:table-cell table:style-name="ce24" office:value-type="string">
            <text:p>Palm Beach</text:p>
          </table:table-cell>
          <table:table-cell table:style-name="ce24" office:value-type="string">
            <text:p>A privabe beach and accommodation facility. Parking is outside.</text:p>
          </table:table-cell>
          <table:table-cell table:style-name="ce25" office:value-type="float" office:value="21.728962">
            <text:p>21.7289620</text:p>
          </table:table-cell>
          <table:table-cell table:style-name="ce25" office:value-type="float" office:value="39.075157">
            <text:p>39.0751570</text:p>
          </table:table-cell>
          <table:table-cell table:style-name="ce24" table:formula="oooc:=VLOOKUP([.F99];[Styles.A$1:.C$400];2)" office:value-type="string">
            <text:p>Beach</text:p>
          </table:table-cell>
          <table:table-cell table:style-name="ce24" office:value-type="float" office:value="675">
            <text:p>675</text:p>
          </table:table-cell>
        </table:table-row>
        <table:table-row table:style-name="ro2">
          <table:table-cell table:style-name="ce24" office:value-type="string">
            <text:p>Red Sea Resort (Sheraton)</text:p>
          </table:table-cell>
          <table:table-cell/>
          <table:table-cell table:style-name="ce25" office:value-type="float" office:value="21.735115">
            <text:p>21.7351150</text:p>
          </table:table-cell>
          <table:table-cell table:style-name="ce25" office:value-type="float" office:value="39.072361">
            <text:p>39.0723610</text:p>
          </table:table-cell>
          <table:table-cell table:style-name="ce24" table:formula="oooc:=VLOOKUP([.F100];[Styles.A$1:.C$400];2)" office:value-type="string">
            <text:p>Beach</text:p>
          </table:table-cell>
          <table:table-cell table:style-name="ce24" office:value-type="float" office:value="675">
            <text:p>675</text:p>
          </table:table-cell>
        </table:table-row>
        <table:table-row table:style-name="ro2">
          <table:table-cell table:style-name="ce24" office:value-type="string">
            <text:p>Silver sands beach club</text:p>
          </table:table-cell>
          <table:table-cell/>
          <table:table-cell table:style-name="ce25" office:value-type="float" office:value="21.7736">
            <text:p>21.7736000</text:p>
          </table:table-cell>
          <table:table-cell table:style-name="ce25" office:value-type="float" office:value="39.051201">
            <text:p>39.0512010</text:p>
          </table:table-cell>
          <table:table-cell table:style-name="ce24" table:formula="oooc:=VLOOKUP([.F101];[Styles.A$1:.C$400];2)" office:value-type="string">
            <text:p>Beach</text:p>
          </table:table-cell>
          <table:table-cell table:style-name="ce24" office:value-type="float" office:value="675">
            <text:p>675</text:p>
          </table:table-cell>
        </table:table-row>
        <table:table-row table:style-name="ro2">
          <table:table-cell table:style-name="ce24" office:value-type="string">
            <text:p>Al Muhaidib Hardware</text:p>
          </table:table-cell>
          <table:table-cell table:style-name="ce24" office:value-type="string">
            <text:p>found door chains here. Door lock, handles etc.</text:p>
          </table:table-cell>
          <table:table-cell table:style-name="ce25" office:value-type="float" office:value="21.557421">
            <text:p>21.5574210</text:p>
          </table:table-cell>
          <table:table-cell table:style-name="ce25" office:value-type="float" office:value="39.178703">
            <text:p>39.1787030</text:p>
          </table:table-cell>
          <table:table-cell table:style-name="ce24" table:formula="oooc:=VLOOKUP([.F102];[Styles.A$1:.C$400];2)" office:value-type="string">
            <text:p>Hardware store</text:p>
          </table:table-cell>
          <table:table-cell table:style-name="ce24" office:value-type="float" office:value="676">
            <text:p>676</text:p>
          </table:table-cell>
        </table:table-row>
        <table:table-row table:style-name="ro2">
          <table:table-cell table:style-name="ce24" office:value-type="string">
            <text:p>SACO</text:p>
          </table:table-cell>
          <table:table-cell table:style-name="ce24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5" office:value-type="float" office:value="21.661177">
            <text:p>21.6611770</text:p>
          </table:table-cell>
          <table:table-cell table:style-name="ce25" office:value-type="float" office:value="39.121468">
            <text:p>39.1214680</text:p>
          </table:table-cell>
          <table:table-cell table:style-name="ce24" table:formula="oooc:=VLOOKUP([.F103];[Styles.A$1:.C$400];2)" office:value-type="string">
            <text:p>Hardware store</text:p>
          </table:table-cell>
          <table:table-cell table:style-name="ce24" office:value-type="float" office:value="676">
            <text:p>676</text:p>
          </table:table-cell>
        </table:table-row>
        <table:table-row table:style-name="ro2">
          <table:table-cell table:style-name="ce24" office:value-type="string">
            <text:p>SACO</text:p>
          </table:table-cell>
          <table:table-cell table:style-name="ce24" office:value-type="string">
            <text:p>Hardware store http://saco-ksa.com/</text:p>
          </table:table-cell>
          <table:table-cell table:style-name="ce25" office:value-type="float" office:value="21.563448">
            <text:p>21.5634480</text:p>
          </table:table-cell>
          <table:table-cell table:style-name="ce25" office:value-type="float" office:value="39.204906">
            <text:p>39.2049060</text:p>
          </table:table-cell>
          <table:table-cell table:style-name="ce24" table:formula="oooc:=VLOOKUP([.F104];[Styles.A$1:.C$400];2)" office:value-type="string">
            <text:p>Hardware store</text:p>
          </table:table-cell>
          <table:table-cell table:style-name="ce24" office:value-type="float" office:value="676">
            <text:p>676</text:p>
          </table:table-cell>
        </table:table-row>
        <table:table-row table:style-name="ro2">
          <table:table-cell table:style-name="ce24" office:value-type="string">
            <text:p>SACO</text:p>
          </table:table-cell>
          <table:table-cell table:style-name="ce24" office:value-type="string">
            <text:p>Hardware store http://saco-ksa.com/</text:p>
          </table:table-cell>
          <table:table-cell table:style-name="ce25" office:value-type="float" office:value="21.5182478">
            <text:p>21.5182478</text:p>
          </table:table-cell>
          <table:table-cell table:style-name="ce25" office:value-type="float" office:value="39.165009">
            <text:p>39.1650090</text:p>
          </table:table-cell>
          <table:table-cell table:style-name="ce24" table:formula="oooc:=VLOOKUP([.F105];[Styles.A$1:.C$400];2)" office:value-type="string">
            <text:p>Hardware store</text:p>
          </table:table-cell>
          <table:table-cell table:style-name="ce24" office:value-type="float" office:value="676">
            <text:p>676</text:p>
          </table:table-cell>
        </table:table-row>
        <table:table-row table:style-name="ro2">
          <table:table-cell table:style-name="ce24" office:value-type="string">
            <text:p>SITACO</text:p>
          </table:table-cell>
          <table:table-cell/>
          <table:table-cell table:style-name="ce25" office:value-type="float" office:value="21.577953">
            <text:p>21.5779530</text:p>
          </table:table-cell>
          <table:table-cell table:style-name="ce25" office:value-type="float" office:value="39.164886">
            <text:p>39.1648860</text:p>
          </table:table-cell>
          <table:table-cell table:style-name="ce24" table:formula="oooc:=VLOOKUP([.F106];[Styles.A$1:.C$400];2)" office:value-type="string">
            <text:p>Hardware store</text:p>
          </table:table-cell>
          <table:table-cell table:style-name="ce24" office:value-type="float" office:value="676">
            <text:p>676</text:p>
          </table:table-cell>
        </table:table-row>
        <table:table-row table:style-name="ro2">
          <table:table-cell table:style-name="ce24" office:value-type="string">
            <text:p>Jeddah International Markets</text:p>
          </table:table-cell>
          <table:table-cell/>
          <table:table-cell table:style-name="ce25" office:value-type="float" office:value="21.558397">
            <text:p>21.5583970</text:p>
          </table:table-cell>
          <table:table-cell table:style-name="ce25" office:value-type="float" office:value="39.170723">
            <text:p>39.1707230</text:p>
          </table:table-cell>
          <table:table-cell table:style-name="ce24" table:formula="oooc:=VLOOKUP([.F107];[Styles.A$1:.C$400];2)" office:value-type="string">
            <text:p>Cars</text:p>
          </table:table-cell>
          <table:table-cell table:style-name="ce24" office:value-type="float" office:value="677">
            <text:p>677</text:p>
          </table:table-cell>
        </table:table-row>
        <table:table-row table:style-name="ro2">
          <table:table-cell table:style-name="ce24" office:value-type="string">
            <text:p>Toyota car dealer</text:p>
          </table:table-cell>
          <table:table-cell/>
          <table:table-cell table:style-name="ce25" office:value-type="float" office:value="21.633814">
            <text:p>21.6338140</text:p>
          </table:table-cell>
          <table:table-cell table:style-name="ce25" office:value-type="float" office:value="39.20396">
            <text:p>39.2039600</text:p>
          </table:table-cell>
          <table:table-cell table:style-name="ce24" table:formula="oooc:=VLOOKUP([.F108];[Styles.A$1:.C$400];2)" office:value-type="string">
            <text:p>Cars</text:p>
          </table:table-cell>
          <table:table-cell table:style-name="ce24" office:value-type="float" office:value="677">
            <text:p>677</text:p>
          </table:table-cell>
        </table:table-row>
        <table:table-row table:style-name="ro2">
          <table:table-cell table:style-name="ce24" office:value-type="string">
            <text:p>Jarir bookstore</text:p>
          </table:table-cell>
          <table:table-cell table:style-name="ce24" office:value-type="string">
            <text:p>Prince Sultan street Showroom timings: Sat-Thu 9am-12pm, 4.30pm-11pm; Fri 4.30pm-11pm Tel. No. +966 2 420-2050, Fax No.+966 2 420-2060</text:p>
          </table:table-cell>
          <table:table-cell table:style-name="ce25" office:value-type="float" office:value="21.640196">
            <text:p>21.6401960</text:p>
          </table:table-cell>
          <table:table-cell table:style-name="ce25" office:value-type="float" office:value="39.132401">
            <text:p>39.1324010</text:p>
          </table:table-cell>
          <table:table-cell table:style-name="ce24" table:formula="oooc:=VLOOKUP([.F109];[Styles.A$1:.C$400];2)" office:value-type="string">
            <text:p>Book store</text:p>
          </table:table-cell>
          <table:table-cell table:style-name="ce24" office:value-type="float" office:value="678">
            <text:p>678</text:p>
          </table:table-cell>
        </table:table-row>
        <table:table-row table:style-name="ro2">
          <table:table-cell table:style-name="ce24" office:value-type="string">
            <text:p>Jarir bookstore</text:p>
          </table:table-cell>
          <table:table-cell table:style-name="ce24" office:value-type="string">
            <text:p>on Sar[iy] Street. Showroom Timings: Sat-Thu 9am-2pm, 4.30pm-11pm; Fri 4.30pm-11pm Tel. No. +966 2 682-7666, Fax No.+966 2 698-1120</text:p>
          </table:table-cell>
          <table:table-cell table:style-name="ce25" office:value-type="float" office:value="21.574816">
            <text:p>21.5748160</text:p>
          </table:table-cell>
          <table:table-cell table:style-name="ce25" office:value-type="float" office:value="39.145775">
            <text:p>39.1457750</text:p>
          </table:table-cell>
          <table:table-cell table:style-name="ce24" table:formula="oooc:=VLOOKUP([.F110];[Styles.A$1:.C$400];2)" office:value-type="string">
            <text:p>Book store</text:p>
          </table:table-cell>
          <table:table-cell table:style-name="ce24" office:value-type="float" office:value="678">
            <text:p>678</text:p>
          </table:table-cell>
        </table:table-row>
        <table:table-row table:style-name="ro2">
          <table:table-cell table:style-name="ce24" office:value-type="string">
            <text:p>IKEA</text:p>
          </table:table-cell>
          <table:table-cell table:style-name="ce24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5" office:value-type="float" office:value="21.557119">
            <text:p>21.5571190</text:p>
          </table:table-cell>
          <table:table-cell table:style-name="ce25" office:value-type="float" office:value="39.183277">
            <text:p>39.1832770</text:p>
          </table:table-cell>
          <table:table-cell table:style-name="ce24" table:formula="oooc:=VLOOKUP([.F111];[Styles.A$1:.C$400];2)" office:value-type="string">
            <text:p>Furniture shop</text:p>
          </table:table-cell>
          <table:table-cell table:style-name="ce24" office:value-type="float" office:value="679">
            <text:p>679</text:p>
          </table:table-cell>
        </table:table-row>
        <table:table-row table:style-name="ro2">
          <table:table-cell table:style-name="ce24" office:value-type="string">
            <text:p>Arabian vets</text:p>
          </table:table-cell>
          <table:table-cell/>
          <table:table-cell table:style-name="ce25" office:value-type="float" office:value="21.602423">
            <text:p>21.6024230</text:p>
          </table:table-cell>
          <table:table-cell table:style-name="ce25" office:value-type="float" office:value="39.142441">
            <text:p>39.1424410</text:p>
          </table:table-cell>
          <table:table-cell table:style-name="ce24" table:formula="oooc:=VLOOKUP([.F112];[Styles.A$1:.C$400];2)" office:value-type="string">
            <text:p>Veterinary</text:p>
          </table:table-cell>
          <table:table-cell table:style-name="ce24" office:value-type="float" office:value="680">
            <text:p>680</text:p>
          </table:table-cell>
        </table:table-row>
        <table:table-row table:style-name="ro2">
          <table:table-cell table:style-name="ce24" office:value-type="string">
            <text:p>Eurovets</text:p>
          </table:table-cell>
          <table:table-cell table:style-name="ce24" office:value-type="string">
            <text:p>Vet clinick with Dr. Carlos</text:p>
          </table:table-cell>
          <table:table-cell table:style-name="ce25" office:value-type="float" office:value="21.55168">
            <text:p>21.5516800</text:p>
          </table:table-cell>
          <table:table-cell table:style-name="ce25" office:value-type="float" office:value="39.163628">
            <text:p>39.1636280</text:p>
          </table:table-cell>
          <table:table-cell table:style-name="ce24" table:formula="oooc:=VLOOKUP([.F113];[Styles.A$1:.C$400];2)" office:value-type="string">
            <text:p>Veterinary</text:p>
          </table:table-cell>
          <table:table-cell table:style-name="ce24" office:value-type="float" office:value="680">
            <text:p>680</text:p>
          </table:table-cell>
        </table:table-row>
        <table:table-row table:style-name="ro2">
          <table:table-cell table:style-name="ce24" office:value-type="string">
            <text:p>Happy Pets</text:p>
          </table:table-cell>
          <table:table-cell table:style-name="ce24" office:value-type="string">
            <text:p>Pet shop</text:p>
          </table:table-cell>
          <table:table-cell table:style-name="ce25" office:value-type="float" office:value="21.602444">
            <text:p>21.6024440</text:p>
          </table:table-cell>
          <table:table-cell table:style-name="ce25" office:value-type="float" office:value="39.142644">
            <text:p>39.1426440</text:p>
          </table:table-cell>
          <table:table-cell table:style-name="ce24" table:formula="oooc:=VLOOKUP([.F114];[Styles.A$1:.C$400];2)" office:value-type="string">
            <text:p>Pet shop</text:p>
          </table:table-cell>
          <table:table-cell table:style-name="ce24" office:value-type="float" office:value="681">
            <text:p>681</text:p>
          </table:table-cell>
        </table:table-row>
        <table:table-row table:style-name="ro2">
          <table:table-cell table:style-name="ce24" office:value-type="string">
            <text:p>Pet Oasis</text:p>
          </table:table-cell>
          <table:table-cell table:style-name="ce24" office:value-type="string">
            <text:p>Pet shop</text:p>
          </table:table-cell>
          <table:table-cell table:style-name="ce25" office:value-type="float" office:value="21.597027">
            <text:p>21.5970270</text:p>
          </table:table-cell>
          <table:table-cell table:style-name="ce25" office:value-type="float" office:value="39.142574">
            <text:p>39.1425740</text:p>
          </table:table-cell>
          <table:table-cell table:style-name="ce24" table:formula="oooc:=VLOOKUP([.F115];[Styles.A$1:.C$400];2)" office:value-type="string">
            <text:p>Pet shop</text:p>
          </table:table-cell>
          <table:table-cell table:style-name="ce24" office:value-type="float" office:value="681">
            <text:p>681</text:p>
          </table:table-cell>
        </table:table-row>
        <table:table-row table:style-name="ro2">
          <table:table-cell table:style-name="ce24" office:value-type="string">
            <text:p>Toys R Us</text:p>
          </table:table-cell>
          <table:table-cell table:style-name="ce24" office:value-type="string">
            <text:p>In Roshan Mall</text:p>
          </table:table-cell>
          <table:table-cell table:style-name="ce25" office:value-type="float" office:value="21.664667">
            <text:p>21.6646670</text:p>
          </table:table-cell>
          <table:table-cell table:style-name="ce25" office:value-type="float" office:value="39.108559">
            <text:p>39.1085590</text:p>
          </table:table-cell>
          <table:table-cell table:style-name="ce24" table:formula="oooc:=VLOOKUP([.F116];[Styles.A$1:.C$400];2)" office:value-type="string">
            <text:p>Toys</text:p>
          </table:table-cell>
          <table:table-cell table:style-name="ce24" office:value-type="float" office:value="682">
            <text:p>682</text:p>
          </table:table-cell>
        </table:table-row>
        <table:table-row table:style-name="ro2">
          <table:table-cell table:style-name="ce24" office:value-type="string">
            <text:p>IMC - International Medical Center Jeddah</text:p>
          </table:table-cell>
          <table:table-cell table:style-name="ce24" office:value-type="string">
            <text:p>PO Box: 2172 Jeddah: 21451 Phone: +966 2 650 9000 Fax: +966 2 653 5045 E-mail: imcinfo@imc.med.sa</text:p>
          </table:table-cell>
          <table:table-cell table:style-name="ce25" office:value-type="float" office:value="21.513458">
            <text:p>21.5134580</text:p>
          </table:table-cell>
          <table:table-cell table:style-name="ce25" office:value-type="float" office:value="39.184286">
            <text:p>39.1842860</text:p>
          </table:table-cell>
          <table:table-cell table:style-name="ce24" table:formula="oooc:=VLOOKUP([.F117];[Styles.A$1:.C$400];2)" office:value-type="string">
            <text:p>Hospital</text:p>
          </table:table-cell>
          <table:table-cell table:style-name="ce24" office:value-type="float" office:value="683">
            <text:p>683</text:p>
          </table:table-cell>
        </table:table-row>
        <table:table-row table:style-name="ro2">
          <table:table-cell table:style-name="ce24" office:value-type="string">
            <text:p>Balad police station</text:p>
          </table:table-cell>
          <table:table-cell/>
          <table:table-cell table:style-name="ce25" office:value-type="float" office:value="21.501102">
            <text:p>21.5011020</text:p>
          </table:table-cell>
          <table:table-cell table:style-name="ce25" office:value-type="float" office:value="39.176704">
            <text:p>39.1767040</text:p>
          </table:table-cell>
          <table:table-cell table:style-name="ce24" table:formula="oooc:=VLOOKUP([.F118];[Styles.A$1:.C$400];2)" office:value-type="string">
            <text:p>Police station</text:p>
          </table:table-cell>
          <table:table-cell table:style-name="ce24" office:value-type="float" office:value="685">
            <text:p>685</text:p>
          </table:table-cell>
        </table:table-row>
        <table:table-row table:style-name="ro2">
          <table:table-cell table:style-name="ce24" office:value-type="string">
            <text:p>Mechanic</text:p>
          </table:table-cell>
          <table:table-cell table:style-name="ce24" office:value-type="string">
            <text:p>Also sells engine oil, filters, etc</text:p>
          </table:table-cell>
          <table:table-cell table:style-name="ce25" office:value-type="float" office:value="22.292561">
            <text:p>22.2925610</text:p>
          </table:table-cell>
          <table:table-cell table:style-name="ce25" office:value-type="float" office:value="39.115868">
            <text:p>39.1158680</text:p>
          </table:table-cell>
          <table:table-cell table:style-name="ce24" table:formula="oooc:=VLOOKUP([.F119];[Styles.A$1:.C$400];2)" office:value-type="string">
            <text:p>Car repair</text:p>
          </table:table-cell>
          <table:table-cell table:style-name="ce24" office:value-type="float" office:value="687">
            <text:p>687</text:p>
          </table:table-cell>
        </table:table-row>
        <table:table-row table:style-name="ro2">
          <table:table-cell table:style-name="ce24" office:value-type="string">
            <text:p>Motor vehicle periodic inspection</text:p>
          </table:table-cell>
          <table:table-cell/>
          <table:table-cell table:style-name="ce25" office:value-type="float" office:value="21.623201">
            <text:p>21.6232010</text:p>
          </table:table-cell>
          <table:table-cell table:style-name="ce25" office:value-type="float" office:value="39.194347">
            <text:p>39.1943470</text:p>
          </table:table-cell>
          <table:table-cell table:style-name="ce24" table:formula="oooc:=VLOOKUP([.F120];[Styles.A$1:.C$400];2)" office:value-type="string">
            <text:p>Car repair</text:p>
          </table:table-cell>
          <table:table-cell table:style-name="ce24" office:value-type="float" office:value="687">
            <text:p>687</text:p>
          </table:table-cell>
        </table:table-row>
        <table:table-row table:style-name="ro2">
          <table:table-cell table:style-name="ce24" office:value-type="string">
            <text:p>SABB branch</text:p>
          </table:table-cell>
          <table:table-cell table:style-name="ce24" office:value-type="string">
            <text:p>Full services, includes a separate ladies section</text:p>
          </table:table-cell>
          <table:table-cell table:style-name="ce25" office:value-type="float" office:value="22.403745">
            <text:p>22.4037450</text:p>
          </table:table-cell>
          <table:table-cell table:style-name="ce25" office:value-type="float" office:value="39.07853">
            <text:p>39.0785300</text:p>
          </table:table-cell>
          <table:table-cell table:style-name="ce24" table:formula="oooc:=VLOOKUP([.F121];[Styles.A$1:.C$400];2)" office:value-type="string">
            <text:p>Bank</text:p>
          </table:table-cell>
          <table:table-cell table:style-name="ce24" office:value-type="float" office:value="688">
            <text:p>688</text:p>
          </table:table-cell>
        </table:table-row>
        <table:table-row table:style-name="ro2">
          <table:table-cell table:style-name="ce24" office:value-type="string">
            <text:p>SABB branch</text:p>
          </table:table-cell>
          <table:table-cell/>
          <table:table-cell table:style-name="ce25" office:value-type="float" office:value="21.571289">
            <text:p>21.5712890</text:p>
          </table:table-cell>
          <table:table-cell table:style-name="ce25" office:value-type="float" office:value="39.1427">
            <text:p>39.1427000</text:p>
          </table:table-cell>
          <table:table-cell table:style-name="ce24" table:formula="oooc:=VLOOKUP([.F122];[Styles.A$1:.C$400];2)" office:value-type="string">
            <text:p>Bank</text:p>
          </table:table-cell>
          <table:table-cell table:style-name="ce24" office:value-type="float" office:value="688">
            <text:p>688</text:p>
          </table:table-cell>
        </table:table-row>
        <table:table-row table:style-name="ro2">
          <table:table-cell table:style-name="ce24" office:value-type="string">
            <text:p>Checkpoint</text:p>
          </table:table-cell>
          <table:table-cell/>
          <table:table-cell table:style-name="ce25" office:value-type="float" office:value="21.798895">
            <text:p>21.7988950</text:p>
          </table:table-cell>
          <table:table-cell table:style-name="ce25" office:value-type="float" office:value="39.120621">
            <text:p>39.1206210</text:p>
          </table:table-cell>
          <table:table-cell table:style-name="ce24" table:formula="oooc:=VLOOKUP([.F123];[Styles.A$1:.C$400];2)" office:value-type="string">
            <text:p>Police checkpoint</text:p>
          </table:table-cell>
          <table:table-cell table:style-name="ce24" office:value-type="float" office:value="689">
            <text:p>689</text:p>
          </table:table-cell>
        </table:table-row>
        <table:table-row table:style-name="ro2">
          <table:table-cell table:style-name="ce24" office:value-type="string">
            <text:p>Checkpoint</text:p>
          </table:table-cell>
          <table:table-cell/>
          <table:table-cell table:style-name="ce25" office:value-type="float" office:value="21.408072">
            <text:p>21.4080720</text:p>
          </table:table-cell>
          <table:table-cell table:style-name="ce25" office:value-type="float" office:value="39.255779">
            <text:p>39.2557790</text:p>
          </table:table-cell>
          <table:table-cell table:style-name="ce24" table:formula="oooc:=VLOOKUP([.F124];[Styles.A$1:.C$400];2)" office:value-type="string">
            <text:p>Police checkpoint</text:p>
          </table:table-cell>
          <table:table-cell table:style-name="ce24" office:value-type="float" office:value="689">
            <text:p>689</text:p>
          </table:table-cell>
        </table:table-row>
        <table:table-row table:style-name="ro2">
          <table:table-cell table:style-name="ce24" office:value-type="string">
            <text:p>US Consulate</text:p>
          </table:table-cell>
          <table:table-cell/>
          <table:table-cell table:style-name="ce25" office:value-type="float" office:value="21.525021">
            <text:p>21.5250210</text:p>
          </table:table-cell>
          <table:table-cell table:style-name="ce25" office:value-type="float" office:value="39.166039">
            <text:p>39.1660390</text:p>
          </table:table-cell>
          <table:table-cell table:style-name="ce24" table:formula="oooc:=VLOOKUP([.F125];[Styles.A$1:.C$400];2)" office:value-type="string">
            <text:p>Embassy, consulate</text:p>
          </table:table-cell>
          <table:table-cell table:style-name="ce24" office:value-type="float" office:value="690">
            <text:p>690</text:p>
          </table:table-cell>
        </table:table-row>
        <table:table-row table:style-name="ro2">
          <table:table-cell table:style-name="ce24" office:value-type="string">
            <text:p>Wheels</text:p>
          </table:table-cell>
          <table:table-cell table:style-name="ce24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5" office:value-type="float" office:value="21.575739">
            <text:p>21.5757390</text:p>
          </table:table-cell>
          <table:table-cell table:style-name="ce25" office:value-type="float" office:value="39.145294">
            <text:p>39.1452940</text:p>
          </table:table-cell>
          <table:table-cell table:style-name="ce24" table:formula="oooc:=VLOOKUP([.F126];[Styles.A$1:.C$400];2)" office:value-type="string">
            <text:p>Bike shop</text:p>
          </table:table-cell>
          <table:table-cell table:style-name="ce24" office:value-type="float" office:value="691">
            <text:p>691</text:p>
          </table:table-cell>
        </table:table-row>
        <table:table-row table:style-name="ro2">
          <table:table-cell table:style-name="ce24" office:value-type="string">
            <text:p>Sewing machine shops</text:p>
          </table:table-cell>
          <table:table-cell/>
          <table:table-cell table:style-name="ce25" office:value-type="float" office:value="21.477751">
            <text:p>21.4777510</text:p>
          </table:table-cell>
          <table:table-cell table:style-name="ce25" office:value-type="float" office:value="39.186604">
            <text:p>39.1866040</text:p>
          </table:table-cell>
          <table:table-cell table:style-name="ce24" table:formula="oooc:=VLOOKUP([.F127];[Styles.A$1:.C$400];2)" office:value-type="string">
            <text:p>Sewing shop</text:p>
          </table:table-cell>
          <table:table-cell table:style-name="ce24" office:value-type="float" office:value="692">
            <text:p>692</text:p>
          </table:table-cell>
        </table:table-row>
        <table:table-row table:style-name="ro2">
          <table:table-cell table:style-name="ce24" office:value-type="string">
            <text:p>Tailor</text:p>
          </table:table-cell>
          <table:table-cell/>
          <table:table-cell table:style-name="ce25" office:value-type="float" office:value="22.286188">
            <text:p>22.2861880</text:p>
          </table:table-cell>
          <table:table-cell table:style-name="ce25" office:value-type="float" office:value="39.112328">
            <text:p>39.1123280</text:p>
          </table:table-cell>
          <table:table-cell table:style-name="ce24" table:formula="oooc:=VLOOKUP([.F128];[Styles.A$1:.C$400];2)" office:value-type="string">
            <text:p>Sewing shop</text:p>
          </table:table-cell>
          <table:table-cell table:style-name="ce24" office:value-type="float" office:value="692">
            <text:p>692</text:p>
          </table:table-cell>
        </table:table-row>
        <table:table-row table:style-name="ro2">
          <table:table-cell table:style-name="ce24" office:value-type="string">
            <text:p>Tailor</text:p>
          </table:table-cell>
          <table:table-cell table:style-name="ce24" office:value-type="string">
            <text:p>The place looks like a dump but they make fair quality trousers for 55 SAR. They tend to overuse interfacing in shirts, tho.</text:p>
          </table:table-cell>
          <table:table-cell table:style-name="ce25" office:value-type="float" office:value="21.482512">
            <text:p>21.4825120</text:p>
          </table:table-cell>
          <table:table-cell table:style-name="ce25" office:value-type="float" office:value="39.183121">
            <text:p>39.1831210</text:p>
          </table:table-cell>
          <table:table-cell table:style-name="ce24" table:formula="oooc:=VLOOKUP([.F129];[Styles.A$1:.C$400];2)" office:value-type="string">
            <text:p>Sewing shop</text:p>
          </table:table-cell>
          <table:table-cell table:style-name="ce24" office:value-type="float" office:value="692">
            <text:p>692</text:p>
          </table:table-cell>
        </table:table-row>
        <table:table-row table:style-name="ro2">
          <table:table-cell table:style-name="ce24" office:value-type="string">
            <text:p>Computer shops</text:p>
          </table:table-cell>
          <table:table-cell/>
          <table:table-cell table:style-name="ce25" office:value-type="float" office:value="21.612471">
            <text:p>21.6124710</text:p>
          </table:table-cell>
          <table:table-cell table:style-name="ce25" office:value-type="float" office:value="39.153728">
            <text:p>39.1537280</text:p>
          </table:table-cell>
          <table:table-cell table:style-name="ce24" table:formula="oooc:=VLOOKUP([.F130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Computer shops</text:p>
          </table:table-cell>
          <table:table-cell table:style-name="ce24" office:value-type="string">
            <text:p>Farther down the Kahlid Al Waleed Street</text:p>
          </table:table-cell>
          <table:table-cell table:style-name="ce25" office:value-type="float" office:value="21.529419">
            <text:p>21.5294190</text:p>
          </table:table-cell>
          <table:table-cell table:style-name="ce25" office:value-type="float" office:value="39.185143">
            <text:p>39.1851430</text:p>
          </table:table-cell>
          <table:table-cell table:style-name="ce24" table:formula="oooc:=VLOOKUP([.F131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Computer shops, many (N)</text:p>
          </table:table-cell>
          <table:table-cell table:style-name="ce24" office:value-type="string">
            <text:p>This is about the north end of the computer store strip </text:p>
          </table:table-cell>
          <table:table-cell table:style-name="ce25" office:value-type="float" office:value="21.52029">
            <text:p>21.5202900</text:p>
          </table:table-cell>
          <table:table-cell table:style-name="ce27" office:value-type="float" office:value="39.185673">
            <text:p>39.1856730</text:p>
          </table:table-cell>
          <table:table-cell table:style-name="ce24" table:formula="oooc:=VLOOKUP([.F132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Computer shops, many (S)</text:p>
          </table:table-cell>
          <table:table-cell table:style-name="ce24" office:value-type="string">
            <text:p>This is about the south end of the computer store strip</text:p>
          </table:table-cell>
          <table:table-cell table:style-name="ce25" office:value-type="float" office:value="21.517082">
            <text:p>21.5170820</text:p>
          </table:table-cell>
          <table:table-cell table:style-name="ce25" office:value-type="float" office:value="39.186207">
            <text:p>39.1862070</text:p>
          </table:table-cell>
          <table:table-cell table:style-name="ce24" table:formula="oooc:=VLOOKUP([.F133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Computer supplies</text:p>
          </table:table-cell>
          <table:table-cell table:style-name="ce24" office:value-type="string">
            <text:p>Baroom Centre, 6733 Fayd Ar Rida, Jeddah 23213</text:p>
          </table:table-cell>
          <table:table-cell table:style-name="ce25" office:value-type="float" office:value="21.512861">
            <text:p>21.5128610</text:p>
          </table:table-cell>
          <table:table-cell table:style-name="ce25" office:value-type="float" office:value="39.172558">
            <text:p>39.1725580</text:p>
          </table:table-cell>
          <table:table-cell table:style-name="ce24" table:formula="oooc:=VLOOKUP([.F134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iZone</text:p>
          </table:table-cell>
          <table:table-cell/>
          <table:table-cell table:style-name="ce25" office:value-type="float" office:value="21.568754">
            <text:p>21.5687540</text:p>
          </table:table-cell>
          <table:table-cell table:style-name="ce25" office:value-type="float" office:value="39.143277">
            <text:p>39.1432770</text:p>
          </table:table-cell>
          <table:table-cell table:style-name="ce24" table:formula="oooc:=VLOOKUP([.F135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Lingo Computer Store</text:p>
          </table:table-cell>
          <table:table-cell table:style-name="ce24" office:value-type="string">
            <text:p>Sells Apple products</text:p>
          </table:table-cell>
          <table:table-cell table:style-name="ce25" office:value-type="float" office:value="21.66518">
            <text:p>21.6651800</text:p>
          </table:table-cell>
          <table:table-cell table:style-name="ce25" office:value-type="float" office:value="39.10973">
            <text:p>39.1097300</text:p>
          </table:table-cell>
          <table:table-cell table:style-name="ce24" table:formula="oooc:=VLOOKUP([.F136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Aziz Mall</text:p>
          </table:table-cell>
          <table:table-cell/>
          <table:table-cell table:style-name="ce25" office:value-type="float" office:value="21.576677">
            <text:p>21.5766770</text:p>
          </table:table-cell>
          <table:table-cell table:style-name="ce25" office:value-type="float" office:value="39.11013">
            <text:p>39.1101300</text:p>
          </table:table-cell>
          <table:table-cell table:style-name="ce24" table:formula="oooc:=VLOOKUP([.F137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Coral Mall</text:p>
          </table:table-cell>
          <table:table-cell/>
          <table:table-cell table:style-name="ce25" office:value-type="float" office:value="21.550218">
            <text:p>21.5502180</text:p>
          </table:table-cell>
          <table:table-cell table:style-name="ce25" office:value-type="float" office:value="39.162856">
            <text:p>39.1628560</text:p>
          </table:table-cell>
          <table:table-cell table:style-name="ce24" table:formula="oooc:=VLOOKUP([.F138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Hera International Mall</text:p>
          </table:table-cell>
          <table:table-cell/>
          <table:table-cell table:style-name="ce25" office:value-type="float" office:value="21.615622">
            <text:p>21.6156220</text:p>
          </table:table-cell>
          <table:table-cell table:style-name="ce25" office:value-type="float" office:value="39.152954">
            <text:p>39.1529540</text:p>
          </table:table-cell>
          <table:table-cell table:style-name="ce24" table:formula="oooc:=VLOOKUP([.F139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Mall</text:p>
          </table:table-cell>
          <table:table-cell/>
          <table:table-cell table:style-name="ce25" office:value-type="float" office:value="21.287825">
            <text:p>21.2878250</text:p>
          </table:table-cell>
          <table:table-cell table:style-name="ce25" office:value-type="float" office:value="40.418724">
            <text:p>40.4187240</text:p>
          </table:table-cell>
          <table:table-cell table:style-name="ce24" table:formula="oooc:=VLOOKUP([.F140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Mall of Arabia</text:p>
          </table:table-cell>
          <table:table-cell/>
          <table:table-cell table:style-name="ce25" office:value-type="float" office:value="21.632617">
            <text:p>21.6326170</text:p>
          </table:table-cell>
          <table:table-cell table:style-name="ce25" office:value-type="float" office:value="39.155707">
            <text:p>39.1557070</text:p>
          </table:table-cell>
          <table:table-cell table:style-name="ce24" table:formula="oooc:=VLOOKUP([.F141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Red Sea Mall</text:p>
          </table:table-cell>
          <table:table-cell/>
          <table:table-cell table:style-name="ce25" office:value-type="float" office:value="21.626793">
            <text:p>21.6267930</text:p>
          </table:table-cell>
          <table:table-cell table:style-name="ce25" office:value-type="float" office:value="39.109955">
            <text:p>39.1099550</text:p>
          </table:table-cell>
          <table:table-cell table:style-name="ce24" table:formula="oooc:=VLOOKUP([.F142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Roshan Mall</text:p>
          </table:table-cell>
          <table:table-cell/>
          <table:table-cell table:style-name="ce25" office:value-type="float" office:value="21.66511">
            <text:p>21.6651100</text:p>
          </table:table-cell>
          <table:table-cell table:style-name="ce25" office:value-type="float" office:value="39.11013">
            <text:p>39.1101300</text:p>
          </table:table-cell>
          <table:table-cell table:style-name="ce24" table:formula="oooc:=VLOOKUP([.F143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Stars Avenue Mall</text:p>
          </table:table-cell>
          <table:table-cell/>
          <table:table-cell table:style-name="ce25" office:value-type="float" office:value="21.57296">
            <text:p>21.5729600</text:p>
          </table:table-cell>
          <table:table-cell table:style-name="ce25" office:value-type="float" office:value="39.12837">
            <text:p>39.1283700</text:p>
          </table:table-cell>
          <table:table-cell table:style-name="ce24" table:formula="oooc:=VLOOKUP([.F144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Thalia Mall</text:p>
          </table:table-cell>
          <table:table-cell/>
          <table:table-cell table:style-name="ce25" office:value-type="float" office:value="21.549059">
            <text:p>21.5490590</text:p>
          </table:table-cell>
          <table:table-cell table:style-name="ce25" office:value-type="float" office:value="39.148834">
            <text:p>39.1488340</text:p>
          </table:table-cell>
          <table:table-cell table:style-name="ce24" table:formula="oooc:=VLOOKUP([.F145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Boat dealer</text:p>
          </table:table-cell>
          <table:table-cell/>
          <table:table-cell table:style-name="ce25" office:value-type="float" office:value="21.607118">
            <text:p>21.6071180</text:p>
          </table:table-cell>
          <table:table-cell table:style-name="ce25" office:value-type="float" office:value="39.120678">
            <text:p>39.1206780</text:p>
          </table:table-cell>
          <table:table-cell table:style-name="ce24" table:formula="oooc:=VLOOKUP([.F146];[Styles.A$1:.C$400];2)" office:value-type="string">
            <text:p>Boat shop</text:p>
          </table:table-cell>
          <table:table-cell table:style-name="ce24" office:value-type="float" office:value="695">
            <text:p>695</text:p>
          </table:table-cell>
        </table:table-row>
        <table:table-row table:style-name="ro2">
          <table:table-cell table:style-name="ce24" office:value-type="string">
            <text:p>Blue reef divers</text:p>
          </table:table-cell>
          <table:table-cell table:style-name="ce26"/>
          <table:table-cell table:style-name="ce25" office:value-type="float" office:value="21.5488831">
            <text:p>21.5488831</text:p>
          </table:table-cell>
          <table:table-cell table:style-name="ce25" office:value-type="float" office:value="39.1634262">
            <text:p>39.1634262</text:p>
          </table:table-cell>
          <table:table-cell table:style-name="ce24" table:formula="oooc:=VLOOKUP([.F147];[Styles.A$1:.C$400];2)" office:value-type="string">
            <text:p>Scuba shop</text:p>
          </table:table-cell>
          <table:table-cell table:style-name="ce24" office:value-type="float" office:value="696">
            <text:p>696</text:p>
          </table:table-cell>
        </table:table-row>
        <table:table-row table:style-name="ro2">
          <table:table-cell table:style-name="ce24" office:value-type="string">
            <text:p>Red Sea divers</text:p>
          </table:table-cell>
          <table:table-cell table:style-name="ce26"/>
          <table:table-cell table:style-name="ce25" office:value-type="float" office:value="21.549417">
            <text:p>21.5494170</text:p>
          </table:table-cell>
          <table:table-cell table:style-name="ce25" office:value-type="float" office:value="39.1632579">
            <text:p>39.1632579</text:p>
          </table:table-cell>
          <table:table-cell table:style-name="ce24" table:formula="oooc:=VLOOKUP([.F148];[Styles.A$1:.C$400];2)" office:value-type="string">
            <text:p>Scuba shop</text:p>
          </table:table-cell>
          <table:table-cell table:style-name="ce24" office:value-type="float" office:value="696">
            <text:p>696</text:p>
          </table:table-cell>
        </table:table-row>
        <table:table-row table:style-name="ro2">
          <table:table-cell table:style-name="ce24" office:value-type="string">
            <text:p>The Arab circumnavigator</text:p>
          </table:table-cell>
          <table:table-cell table:style-name="ce26"/>
          <table:table-cell table:style-name="ce25" office:value-type="float" office:value="21.5487079">
            <text:p>21.5487079</text:p>
          </table:table-cell>
          <table:table-cell table:style-name="ce25" office:value-type="float" office:value="39.1619871">
            <text:p>39.1619871</text:p>
          </table:table-cell>
          <table:table-cell table:style-name="ce24" table:formula="oooc:=VLOOKUP([.F149];[Styles.A$1:.C$400];2)" office:value-type="string">
            <text:p>Scuba shop</text:p>
          </table:table-cell>
          <table:table-cell table:style-name="ce24" office:value-type="float" office:value="696">
            <text:p>696</text:p>
          </table:table-cell>
        </table:table-row>
        <table:table-row table:style-name="ro2">
          <table:table-cell table:style-name="ce24" office:value-type="string">
            <text:p>Desert Sea Divers</text:p>
          </table:table-cell>
          <table:table-cell table:style-name="ce24" office:value-type="string">
            <text:p>Dive shop and marina. http://desertseadivers.com/</text:p>
          </table:table-cell>
          <table:table-cell table:style-name="ce25" office:value-type="float" office:value="21.730373">
            <text:p>21.7303730</text:p>
          </table:table-cell>
          <table:table-cell table:style-name="ce25" office:value-type="float" office:value="39.106958">
            <text:p>39.1069580</text:p>
          </table:table-cell>
          <table:table-cell table:style-name="ce24" table:formula="oooc:=VLOOKUP([.F150];[Styles.A$1:.C$400];2)" office:value-type="string">
            <text:p>Scuba diving</text:p>
          </table:table-cell>
          <table:table-cell table:style-name="ce24" office:value-type="float" office:value="697">
            <text:p>697</text:p>
          </table:table-cell>
        </table:table-row>
        <table:table-row table:style-name="ro2">
          <table:table-cell table:style-name="ce24" office:value-type="string">
            <text:p>Dream Divers</text:p>
          </table:table-cell>
          <table:table-cell table:style-name="ce24" office:value-type="string">
            <text:p>Departure point for boat trips</text:p>
          </table:table-cell>
          <table:table-cell table:style-name="ce25" office:value-type="float" office:value="21.73663">
            <text:p>21.7366300</text:p>
          </table:table-cell>
          <table:table-cell table:style-name="ce25" office:value-type="float" office:value="39.123057">
            <text:p>39.1230570</text:p>
          </table:table-cell>
          <table:table-cell table:style-name="ce24" table:formula="oooc:=VLOOKUP([.F151];[Styles.A$1:.C$400];2)" office:value-type="string">
            <text:p>Scuba diving</text:p>
          </table:table-cell>
          <table:table-cell table:style-name="ce24" office:value-type="float" office:value="697">
            <text:p>697</text:p>
          </table:table-cell>
        </table:table-row>
        <table:table-row table:style-name="ro2">
          <table:table-cell table:style-name="ce24" office:value-type="string">
            <text:p>A mysterious hole in the ground</text:p>
          </table:table-cell>
          <table:table-cell table:style-name="ce24" office:value-type="string">
            <text:p>Information on this peculiar looking structure is scarce. http://crazymoor.wordpress.com/2007/11/25/an-underground-oasis-in-saudi-arabia/</text:p>
          </table:table-cell>
          <table:table-cell table:style-name="ce30" office:value-type="float" office:value="26.55833888888889">
            <text:p>26.5583389</text:p>
          </table:table-cell>
          <table:table-cell table:style-name="ce30" office:value-type="float" office:value="47.17212222222222">
            <text:p>47.1721222</text:p>
          </table:table-cell>
          <table:table-cell table:style-name="ce24" table:formula="oooc:=VLOOKUP([.F152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Al Akhal Oasis</text:p>
          </table:table-cell>
          <table:table-cell/>
          <table:table-cell table:style-name="ce30" office:value-type="float" office:value="23.3108">
            <text:p>23.3108000</text:p>
          </table:table-cell>
          <table:table-cell table:style-name="ce30" office:value-type="float" office:value="39.84889166666667">
            <text:p>39.8488917</text:p>
          </table:table-cell>
          <table:table-cell table:style-name="ce24" table:formula="oooc:=VLOOKUP([.F153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Black volcano</text:p>
          </table:table-cell>
          <table:table-cell/>
          <table:table-cell table:style-name="ce25" office:value-type="float" office:value="25.704109">
            <text:p>25.7041090</text:p>
          </table:table-cell>
          <table:table-cell table:style-name="ce25" office:value-type="float" office:value="39.913623">
            <text:p>39.9136230</text:p>
          </table:table-cell>
          <table:table-cell table:style-name="ce24" table:formula="oooc:=VLOOKUP([.F154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Elephant rock</text:p>
          </table:table-cell>
          <table:table-cell table:style-name="ce24" office:value-type="string">
            <text:p>Thanks, Greg Wickham</text:p>
          </table:table-cell>
          <table:table-cell table:style-name="ce30" office:value-type="float" office:value="26.68966111111111">
            <text:p>26.6896611</text:p>
          </table:table-cell>
          <table:table-cell table:style-name="ce30" office:value-type="float" office:value="37.97993888888889">
            <text:p>37.9799389</text:p>
          </table:table-cell>
          <table:table-cell table:style-name="ce24" table:formula="oooc:=VLOOKUP([.F155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Historic Well</text:p>
          </table:table-cell>
          <table:table-cell/>
          <table:table-cell table:style-name="ce25" office:value-type="float" office:value="27.634753">
            <text:p>27.6347530</text:p>
          </table:table-cell>
          <table:table-cell table:style-name="ce25" office:value-type="float" office:value="38.553415">
            <text:p>38.5534150</text:p>
          </table:table-cell>
          <table:table-cell table:style-name="ce24" table:formula="oooc:=VLOOKUP([.F156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Mastorah Dunes</text:p>
          </table:table-cell>
          <table:table-cell table:style-name="ce24" office:value-type="string">
            <text:p>Thanks, Greg Wickham</text:p>
          </table:table-cell>
          <table:table-cell table:style-name="ce25" office:value-type="float" office:value="23.688547">
            <text:p>23.6885470</text:p>
          </table:table-cell>
          <table:table-cell table:style-name="ce25" office:value-type="float" office:value="38.801794">
            <text:p>38.8017940</text:p>
          </table:table-cell>
          <table:table-cell table:style-name="ce24" table:formula="oooc:=VLOOKUP([.F157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National Asir Park</text:p>
          </table:table-cell>
          <table:table-cell/>
          <table:table-cell table:style-name="ce25" office:value-type="float" office:value="18.200792">
            <text:p>18.2007920</text:p>
          </table:table-cell>
          <table:table-cell table:style-name="ce25" office:value-type="float" office:value="42.494511">
            <text:p>42.4945110</text:p>
          </table:table-cell>
          <table:table-cell table:style-name="ce24" table:formula="oooc:=VLOOKUP([.F158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Near the highest point</text:p>
          </table:table-cell>
          <table:table-cell/>
          <table:table-cell table:style-name="ce25" office:value-type="float" office:value="18.291471">
            <text:p>18.2914710</text:p>
          </table:table-cell>
          <table:table-cell table:style-name="ce25" office:value-type="float" office:value="42.361229">
            <text:p>42.3612290</text:p>
          </table:table-cell>
          <table:table-cell table:style-name="ce24" table:formula="oooc:=VLOOKUP([.F159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Top of cliff</text:p>
          </table:table-cell>
          <table:table-cell/>
          <table:table-cell table:style-name="ce25" office:value-type="float" office:value="18.038635">
            <text:p>18.0386350</text:p>
          </table:table-cell>
          <table:table-cell table:style-name="ce25" office:value-type="float" office:value="42.872013">
            <text:p>42.8720130</text:p>
          </table:table-cell>
          <table:table-cell table:style-name="ce24" table:formula="oooc:=VLOOKUP([.F160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View to Makkah</text:p>
          </table:table-cell>
          <table:table-cell/>
          <table:table-cell table:style-name="ce25" office:value-type="float" office:value="21.320232">
            <text:p>21.3202320</text:p>
          </table:table-cell>
          <table:table-cell table:style-name="ce25" office:value-type="float" office:value="40.28511">
            <text:p>40.2851100</text:p>
          </table:table-cell>
          <table:table-cell table:style-name="ce24" table:formula="oooc:=VLOOKUP([.F161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Wahba crater</text:p>
          </table:table-cell>
          <table:table-cell table:style-name="ce24" office:value-type="string">
            <text:p>The pin is at the white hut from which the trail down begins</text:p>
          </table:table-cell>
          <table:table-cell table:style-name="ce25" office:value-type="float" office:value="22.906497">
            <text:p>22.9064970</text:p>
          </table:table-cell>
          <table:table-cell table:style-name="ce25" office:value-type="float" office:value="41.130682">
            <text:p>41.1306820</text:p>
          </table:table-cell>
          <table:table-cell table:style-name="ce24" table:formula="oooc:=VLOOKUP([.F162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White volcano</text:p>
          </table:table-cell>
          <table:table-cell table:style-name="ce24" office:value-type="string">
            <text:p>Thanks, Greg Wickham</text:p>
          </table:table-cell>
          <table:table-cell table:style-name="ce25" office:value-type="float" office:value="25.660792">
            <text:p>25.6607920</text:p>
          </table:table-cell>
          <table:table-cell table:style-name="ce25" office:value-type="float" office:value="39.935682">
            <text:p>39.9356820</text:p>
          </table:table-cell>
          <table:table-cell table:style-name="ce24" table:formula="oooc:=VLOOKUP([.F163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Madain Saleh</text:p>
          </table:table-cell>
          <table:table-cell table:style-name="ce24" office:value-type="string">
            <text:p>Access here is restricted. See, for example http://kcomm.wikispaces.com/Day+Trips for info on how to get permits.]</text:p>
          </table:table-cell>
          <table:table-cell table:style-name="ce25" office:value-type="float" office:value="26.814167">
            <text:p>26.8141670</text:p>
          </table:table-cell>
          <table:table-cell table:style-name="ce25" office:value-type="float" office:value="37.9475">
            <text:p>37.9475000</text:p>
          </table:table-cell>
          <table:table-cell table:style-name="ce24" table:formula="oooc:=VLOOKUP([.F164];[Styles.A$1:.C$400];2)" office:value-type="string">
            <text:p>Fortress, castle</text:p>
          </table:table-cell>
          <table:table-cell table:style-name="ce24" office:value-type="float" office:value="699">
            <text:p>699</text:p>
          </table:table-cell>
        </table:table-row>
        <table:table-row table:style-name="ro2">
          <table:table-cell table:style-name="ce24" office:value-type="string">
            <text:p>Ruins of a turkish fort</text:p>
          </table:table-cell>
          <table:table-cell/>
          <table:table-cell table:style-name="ce25" office:value-type="float" office:value="21.512663">
            <text:p>21.5126630</text:p>
          </table:table-cell>
          <table:table-cell table:style-name="ce25" office:value-type="float" office:value="40.594311">
            <text:p>40.5943110</text:p>
          </table:table-cell>
          <table:table-cell table:style-name="ce24" table:formula="oooc:=VLOOKUP([.F165];[Styles.A$1:.C$400];2)" office:value-type="string">
            <text:p>Fortress, castle</text:p>
          </table:table-cell>
          <table:table-cell table:style-name="ce24" office:value-type="float" office:value="699">
            <text:p>699</text:p>
          </table:table-cell>
        </table:table-row>
        <table:table-row table:style-name="ro2">
          <table:table-cell table:style-name="ce24" office:value-type="string">
            <text:p>Ruins of an Ottoman fortress</text:p>
          </table:table-cell>
          <table:table-cell table:style-name="ce24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5" office:value-type="float" office:value="22.7396757">
            <text:p>22.7396757</text:p>
          </table:table-cell>
          <table:table-cell table:style-name="ce25" office:value-type="float" office:value="39.1371766">
            <text:p>39.1371766</text:p>
          </table:table-cell>
          <table:table-cell table:style-name="ce24" table:formula="oooc:=VLOOKUP([.F166];[Styles.A$1:.C$400];2)" office:value-type="string">
            <text:p>Fortress, castle</text:p>
          </table:table-cell>
          <table:table-cell table:style-name="ce24" office:value-type="float" office:value="699">
            <text:p>699</text:p>
          </table:table-cell>
        </table:table-row>
        <table:table-row table:style-name="ro2">
          <table:table-cell table:style-name="ce24" office:value-type="string">
            <text:p>Pharmacy</text:p>
          </table:table-cell>
          <table:table-cell/>
          <table:table-cell table:style-name="ce25" office:value-type="float" office:value="22.287613">
            <text:p>22.2876130</text:p>
          </table:table-cell>
          <table:table-cell table:style-name="ce25" office:value-type="float" office:value="39.11319">
            <text:p>39.1131900</text:p>
          </table:table-cell>
          <table:table-cell table:style-name="ce24" table:formula="oooc:=VLOOKUP([.F167];[Styles.A$1:.C$400];2)" office:value-type="string">
            <text:p>Pharmacy</text:p>
          </table:table-cell>
          <table:table-cell table:style-name="ce24" office:value-type="float" office:value="700">
            <text:p>700</text:p>
          </table:table-cell>
        </table:table-row>
        <table:table-row table:style-name="ro2">
          <table:table-cell table:style-name="ce24" office:value-type="string">
            <text:p>Passport photo studio</text:p>
          </table:table-cell>
          <table:table-cell/>
          <table:table-cell table:style-name="ce25" office:value-type="float" office:value="22.286854">
            <text:p>22.2868540</text:p>
          </table:table-cell>
          <table:table-cell table:style-name="ce25" office:value-type="float" office:value="39.112568">
            <text:p>39.1125680</text:p>
          </table:table-cell>
          <table:table-cell table:style-name="ce24" table:formula="oooc:=VLOOKUP([.F168];[Styles.A$1:.C$400];2)" office:value-type="string">
            <text:p>Photo shop</text:p>
          </table:table-cell>
          <table:table-cell table:style-name="ce24" office:value-type="float" office:value="701">
            <text:p>701</text:p>
          </table:table-cell>
        </table:table-row>
        <table:table-row table:style-name="ro2">
          <table:table-cell table:style-name="ce24" office:value-type="string">
            <text:p>Passport photo studio</text:p>
          </table:table-cell>
          <table:table-cell/>
          <table:table-cell table:style-name="ce25" office:value-type="float" office:value="22.286694">
            <text:p>22.2866940</text:p>
          </table:table-cell>
          <table:table-cell table:style-name="ce25" office:value-type="float" office:value="39.113266">
            <text:p>39.1132660</text:p>
          </table:table-cell>
          <table:table-cell table:style-name="ce24" table:formula="oooc:=VLOOKUP([.F169];[Styles.A$1:.C$400];2)" office:value-type="string">
            <text:p>Photo shop</text:p>
          </table:table-cell>
          <table:table-cell table:style-name="ce24" office:value-type="float" office:value="701">
            <text:p>701</text:p>
          </table:table-cell>
        </table:table-row>
        <table:table-row table:style-name="ro2">
          <table:table-cell table:style-name="ce24" office:value-type="string">
            <text:p>Car wash</text:p>
          </table:table-cell>
          <table:table-cell table:style-name="ce24" office:value-type="string">
            <text:p>SAR 20. They use high pressure hoses, cloth and lots of soap</text:p>
          </table:table-cell>
          <table:table-cell table:style-name="ce25" office:value-type="float" office:value="22.287516">
            <text:p>22.2875160</text:p>
          </table:table-cell>
          <table:table-cell table:style-name="ce25" office:value-type="float" office:value="39.115707">
            <text:p>39.1157070</text:p>
          </table:table-cell>
          <table:table-cell table:style-name="ce24" table:formula="oooc:=VLOOKUP([.F170];[Styles.A$1:.C$400];2)" office:value-type="string">
            <text:p>Car wash</text:p>
          </table:table-cell>
          <table:table-cell table:style-name="ce24" office:value-type="float" office:value="702">
            <text:p>702</text:p>
          </table:table-cell>
        </table:table-row>
        <table:table-row table:style-name="ro2">
          <table:table-cell table:style-name="ce24" office:value-type="string">
            <text:p>ATM</text:p>
          </table:table-cell>
          <table:table-cell table:style-name="ce24"/>
          <table:table-cell table:style-name="ce25" office:value-type="float" office:value="22.289682">
            <text:p>22.2896820</text:p>
          </table:table-cell>
          <table:table-cell table:style-name="ce25" office:value-type="float" office:value="39.114738">
            <text:p>39.1147380</text:p>
          </table:table-cell>
          <table:table-cell table:style-name="ce24" table:formula="oooc:=VLOOKUP([.F171];[Styles.A$1:.C$400];2)" office:value-type="string">
            <text:p>ATM</text:p>
          </table:table-cell>
          <table:table-cell table:style-name="ce24" office:value-type="float" office:value="703">
            <text:p>703</text:p>
          </table:table-cell>
        </table:table-row>
        <table:table-row table:style-name="ro2">
          <table:table-cell table:style-name="ce24" office:value-type="string">
            <text:p>Textile shop</text:p>
          </table:table-cell>
          <table:table-cell table:style-name="ce24" office:value-type="string">
            <text:p>There is a whole bunch of them in the nearby area</text:p>
          </table:table-cell>
          <table:table-cell table:style-name="ce25" office:value-type="float" office:value="21.483328">
            <text:p>21.4833280</text:p>
          </table:table-cell>
          <table:table-cell table:style-name="ce25" office:value-type="float" office:value="39.184303">
            <text:p>39.1843030</text:p>
          </table:table-cell>
          <table:table-cell table:style-name="ce24" table:formula="oooc:=VLOOKUP([.F172];[Styles.A$1:.C$400];2)" office:value-type="string">
            <text:p>Textiles, fabrics</text:p>
          </table:table-cell>
          <table:table-cell table:style-name="ce24" office:value-type="float" office:value="704">
            <text:p>704</text:p>
          </table:table-cell>
        </table:table-row>
        <table:table-row table:style-name="ro2">
          <table:table-cell table:style-name="ce24" office:value-type="string">
            <text:p>Al Balad: KAUST bus dropoff</text:p>
          </table:table-cell>
          <table:table-cell/>
          <table:table-cell table:style-name="ce25" office:value-type="float" office:value="21.484464">
            <text:p>21.4844640</text:p>
          </table:table-cell>
          <table:table-cell table:style-name="ce25" office:value-type="float" office:value="39.180842">
            <text:p>39.1808420</text:p>
          </table:table-cell>
          <table:table-cell table:style-name="ce24" table:formula="oooc:=VLOOKUP([.F173];[Styles.A$1:.C$400];2)" office:value-type="string">
            <text:p>Bus dropoff</text:p>
          </table:table-cell>
          <table:table-cell table:style-name="ce24" office:value-type="float" office:value="705">
            <text:p>705</text:p>
          </table:table-cell>
        </table:table-row>
        <table:table-row table:style-name="ro2">
          <table:table-cell table:style-name="ce24" office:value-type="string">
            <text:p>Al Bahah</text:p>
          </table:table-cell>
          <table:table-cell table:style-name="ce31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5" office:value-type="float" office:value="20">
            <text:p>20.0000000</text:p>
          </table:table-cell>
          <table:table-cell table:style-name="ce25" office:value-type="float" office:value="41.45">
            <text:p>41.4500000</text:p>
          </table:table-cell>
          <table:table-cell table:style-name="ce24" table:formula="oooc:=VLOOKUP([.F174];[Styles.A$1:.C$400];2)" office:value-type="string">
            <text:p>City, town, village</text:p>
          </table:table-cell>
          <table:table-cell table:style-name="ce24" office:value-type="float" office:value="706">
            <text:p>706</text:p>
          </table:table-cell>
        </table:table-row>
        <table:table-row table:style-name="ro2">
          <table:table-cell table:style-name="ce24" office:value-type="string">
            <text:p>Historic mosque</text:p>
          </table:table-cell>
          <table:table-cell/>
          <table:table-cell table:style-name="ce25" office:value-type="float" office:value="21.257057">
            <text:p>21.2570570</text:p>
          </table:table-cell>
          <table:table-cell table:style-name="ce25" office:value-type="float" office:value="40.38657">
            <text:p>40.3865700</text:p>
          </table:table-cell>
          <table:table-cell table:style-name="ce24" table:formula="oooc:=VLOOKUP([.F175];[Styles.A$1:.C$400];2)" office:value-type="string">
            <text:p>Mosque</text:p>
          </table:table-cell>
          <table:table-cell table:style-name="ce24" office:value-type="float" office:value="707">
            <text:p>707</text:p>
          </table:table-cell>
        </table:table-row>
        <table:table-row table:style-name="ro2">
          <table:table-cell table:style-name="ce24" office:value-type="string">
            <text:p>Historic mosque</text:p>
          </table:table-cell>
          <table:table-cell/>
          <table:table-cell table:style-name="ce25" office:value-type="float" office:value="21.256077">
            <text:p>21.2560770</text:p>
          </table:table-cell>
          <table:table-cell table:style-name="ce25" office:value-type="float" office:value="40.391205">
            <text:p>40.3912050</text:p>
          </table:table-cell>
          <table:table-cell table:style-name="ce24" table:formula="oooc:=VLOOKUP([.F176];[Styles.A$1:.C$400];2)" office:value-type="string">
            <text:p>Mosque</text:p>
          </table:table-cell>
          <table:table-cell table:style-name="ce24" office:value-type="float" office:value="707">
            <text:p>707</text:p>
          </table:table-cell>
        </table:table-row>
        <table:table-row table:style-name="ro2">
          <table:table-cell table:style-name="ce24" office:value-type="string">
            <text:p>Juffali mosque</text:p>
          </table:table-cell>
          <table:table-cell table:style-name="ce24"/>
          <table:table-cell table:style-name="ce25" office:value-type="float" office:value="21.492287">
            <text:p>21.4922870</text:p>
          </table:table-cell>
          <table:table-cell table:style-name="ce25" office:value-type="float" office:value="39.185717">
            <text:p>39.1857170</text:p>
          </table:table-cell>
          <table:table-cell table:style-name="ce24" table:formula="oooc:=VLOOKUP([.F177];[Styles.A$1:.C$400];2)" office:value-type="string">
            <text:p>Mosque</text:p>
          </table:table-cell>
          <table:table-cell table:style-name="ce24" office:value-type="float" office:value="707">
            <text:p>707</text:p>
          </table:table-cell>
        </table:table-row>
        <table:table-row table:style-name="ro2">
          <table:table-cell table:style-name="ce24" office:value-type="string">
            <text:p>An Bint Dam</text:p>
          </table:table-cell>
          <table:table-cell table:style-name="ce24" office:value-type="string">
            <text:p>Thanks, Greg Wickham</text:p>
          </table:table-cell>
          <table:table-cell table:style-name="ce30" office:value-type="float" office:value="25.48488888888889">
            <text:p>25.4848889</text:p>
          </table:table-cell>
          <table:table-cell table:style-name="ce30" office:value-type="float" office:value="39.36279722222223">
            <text:p>39.3627972</text:p>
          </table:table-cell>
          <table:table-cell table:style-name="ce24" table:formula="oooc:=VLOOKUP([.F178];[Styles.A$1:.C$400];2)" office:value-type="string">
            <text:p>Dam</text:p>
          </table:table-cell>
          <table:table-cell table:style-name="ce24" office:value-type="float" office:value="708">
            <text:p>708</text:p>
          </table:table-cell>
        </table:table-row>
        <table:table-row table:style-name="ro2">
          <table:table-cell table:style-name="ce24" office:value-type="string">
            <text:p>Alsamlagui ancient dam</text:p>
          </table:table-cell>
          <table:table-cell/>
          <table:table-cell table:style-name="ce25" office:value-type="float" office:value="21.129454">
            <text:p>21.1294540</text:p>
          </table:table-cell>
          <table:table-cell table:style-name="ce25" office:value-type="float" office:value="40.512154">
            <text:p>40.5121540</text:p>
          </table:table-cell>
          <table:table-cell table:style-name="ce24" table:formula="oooc:=VLOOKUP([.F179];[Styles.A$1:.C$400];2)" office:value-type="string">
            <text:p>Dam</text:p>
          </table:table-cell>
          <table:table-cell table:style-name="ce24" office:value-type="float" office:value="708">
            <text:p>708</text:p>
          </table:table-cell>
        </table:table-row>
        <table:table-row table:style-name="ro2">
          <table:table-cell table:style-name="ce24" office:value-type="string">
            <text:p>Dam and a reservoir</text:p>
          </table:table-cell>
          <table:table-cell table:style-name="ce24" office:value-type="string">
            <text:p>Thanks to May Roberts and Alex Kattan</text:p>
          </table:table-cell>
          <table:table-cell table:style-name="ce25" office:value-type="float" office:value="22.821441">
            <text:p>22.8214410</text:p>
          </table:table-cell>
          <table:table-cell table:style-name="ce25" office:value-type="float" office:value="39.376327">
            <text:p>39.3763270</text:p>
          </table:table-cell>
          <table:table-cell table:style-name="ce24" table:formula="oooc:=VLOOKUP([.F180];[Styles.A$1:.C$400];2)" office:value-type="string">
            <text:p>Dam</text:p>
          </table:table-cell>
          <table:table-cell table:style-name="ce24" office:value-type="float" office:value="708">
            <text:p>708</text:p>
          </table:table-cell>
        </table:table-row>
        <table:table-row table:style-name="ro2">
          <table:table-cell table:style-name="ce24" office:value-type="string">
            <text:p>Dam and a reservoir</text:p>
          </table:table-cell>
          <table:table-cell table:style-name="ce24" office:value-type="string">
            <text:p>Thanks to May Roberts and Alex Kattan</text:p>
          </table:table-cell>
          <table:table-cell table:style-name="ce25" office:value-type="float" office:value="22.796756">
            <text:p>22.7967560</text:p>
          </table:table-cell>
          <table:table-cell table:style-name="ce25" office:value-type="float" office:value="39.283353">
            <text:p>39.2833530</text:p>
          </table:table-cell>
          <table:table-cell table:style-name="ce24" table:formula="oooc:=VLOOKUP([.F181];[Styles.A$1:.C$400];2)" office:value-type="string">
            <text:p>Dam</text:p>
          </table:table-cell>
          <table:table-cell table:style-name="ce24" office:value-type="float" office:value="708">
            <text:p>708</text:p>
          </table:table-cell>
          <table:table-cell table:style-name="ce24"/>
        </table:table-row>
        <table:table-row table:style-name="ro2">
          <table:table-cell table:style-name="ce24" office:value-type="string">
            <text:p>Cable car</text:p>
          </table:table-cell>
          <table:table-cell/>
          <table:table-cell table:style-name="ce25" office:value-type="float" office:value="21.364655">
            <text:p>21.3646550</text:p>
          </table:table-cell>
          <table:table-cell table:style-name="ce25" office:value-type="float" office:value="40.267578">
            <text:p>40.2675780</text:p>
          </table:table-cell>
          <table:table-cell table:style-name="ce24" table:formula="oooc:=VLOOKUP([.F182];[Styles.A$1:.C$400];2)" office:value-type="string">
            <text:p>Cable car</text:p>
          </table:table-cell>
          <table:table-cell table:style-name="ce24" office:value-type="float" office:value="709">
            <text:p>709</text:p>
          </table:table-cell>
        </table:table-row>
        <table:table-row table:style-name="ro2">
          <table:table-cell table:style-name="ce24" office:value-type="string">
            <text:p>Cable car</text:p>
          </table:table-cell>
          <table:table-cell/>
          <table:table-cell table:style-name="ce25" office:value-type="float" office:value="21.356297">
            <text:p>21.3562970</text:p>
          </table:table-cell>
          <table:table-cell table:style-name="ce25" office:value-type="float" office:value="40.229355">
            <text:p>40.2293550</text:p>
          </table:table-cell>
          <table:table-cell table:style-name="ce24" table:formula="oooc:=VLOOKUP([.F183];[Styles.A$1:.C$400];2)" office:value-type="string">
            <text:p>Cable car</text:p>
          </table:table-cell>
          <table:table-cell table:style-name="ce24" office:value-type="float" office:value="709">
            <text:p>709</text:p>
          </table:table-cell>
        </table:table-row>
        <table:table-row table:style-name="ro2">
          <table:table-cell table:style-name="ce24" office:value-type="string">
            <text:p>Cable car</text:p>
          </table:table-cell>
          <table:table-cell table:style-name="ce24" office:value-type="string">
            <text:p>Top station</text:p>
          </table:table-cell>
          <table:table-cell table:style-name="ce25" office:value-type="float" office:value="18.294466">
            <text:p>18.2944660</text:p>
          </table:table-cell>
          <table:table-cell table:style-name="ce25" office:value-type="float" office:value="42.358963">
            <text:p>42.3589630</text:p>
          </table:table-cell>
          <table:table-cell table:style-name="ce24" table:formula="oooc:=VLOOKUP([.F184];[Styles.A$1:.C$400];2)" office:value-type="string">
            <text:p>Cable car</text:p>
          </table:table-cell>
          <table:table-cell table:style-name="ce24" office:value-type="float" office:value="709">
            <text:p>709</text:p>
          </table:table-cell>
        </table:table-row>
        <table:table-row table:style-name="ro2">
          <table:table-cell table:style-name="ce24" office:value-type="string">
            <text:p>Cable car</text:p>
          </table:table-cell>
          <table:table-cell table:style-name="ce24" office:value-type="string">
            <text:p>Lower station</text:p>
          </table:table-cell>
          <table:table-cell table:style-name="ce25" office:value-type="float" office:value="18.281143">
            <text:p>18.2811430</text:p>
          </table:table-cell>
          <table:table-cell table:style-name="ce25" office:value-type="float" office:value="42.336361">
            <text:p>42.3363610</text:p>
          </table:table-cell>
          <table:table-cell table:style-name="ce24" table:formula="oooc:=VLOOKUP([.F185];[Styles.A$1:.C$400];2)" office:value-type="string">
            <text:p>Cable car</text:p>
          </table:table-cell>
          <table:table-cell table:style-name="ce24" office:value-type="float" office:value="709">
            <text:p>709</text:p>
          </table:table-cell>
        </table:table-row>
        <table:table-row table:style-name="ro2">
          <table:table-cell table:style-name="ce24" office:value-type="string">
            <text:p>Historic house</text:p>
          </table:table-cell>
          <table:table-cell table:style-name="ce24" office:value-type="string">
            <text:p>Private</text:p>
          </table:table-cell>
          <table:table-cell table:style-name="ce25" office:value-type="float" office:value="21.269827">
            <text:p>21.2698270</text:p>
          </table:table-cell>
          <table:table-cell table:style-name="ce25" office:value-type="float" office:value="40.405396">
            <text:p>40.4053960</text:p>
          </table:table-cell>
          <table:table-cell table:style-name="ce24" table:formula="oooc:=VLOOKUP([.F186];[Styles.A$1:.C$400];2)" office:value-type="string">
            <text:p>House</text:p>
          </table:table-cell>
          <table:table-cell table:style-name="ce24" office:value-type="float" office:value="710">
            <text:p>710</text:p>
          </table:table-cell>
        </table:table-row>
        <table:table-row table:style-name="ro2">
          <table:table-cell table:style-name="ce24" office:value-type="string">
            <text:p>Historic house</text:p>
          </table:table-cell>
          <table:table-cell table:style-name="ce24" office:value-type="string">
            <text:p>Not looked after</text:p>
          </table:table-cell>
          <table:table-cell table:style-name="ce25" office:value-type="float" office:value="21.268967">
            <text:p>21.2689670</text:p>
          </table:table-cell>
          <table:table-cell table:style-name="ce25" office:value-type="float" office:value="40.399426">
            <text:p>40.3994260</text:p>
          </table:table-cell>
          <table:table-cell table:style-name="ce24" table:formula="oooc:=VLOOKUP([.F187];[Styles.A$1:.C$400];2)" office:value-type="string">
            <text:p>House</text:p>
          </table:table-cell>
          <table:table-cell table:style-name="ce24" office:value-type="float" office:value="710">
            <text:p>710</text:p>
          </table:table-cell>
        </table:table-row>
        <table:table-row table:style-name="ro2">
          <table:table-cell table:style-name="ce24" office:value-type="string">
            <text:p>Remnants of old houses</text:p>
          </table:table-cell>
          <table:table-cell/>
          <table:table-cell table:style-name="ce25" office:value-type="float" office:value="21.351954">
            <text:p>21.3519540</text:p>
          </table:table-cell>
          <table:table-cell table:style-name="ce25" office:value-type="float" office:value="40.294212">
            <text:p>40.2942120</text:p>
          </table:table-cell>
          <table:table-cell table:style-name="ce24" table:formula="oooc:=VLOOKUP([.F188];[Styles.A$1:.C$400];2)" office:value-type="string">
            <text:p>House</text:p>
          </table:table-cell>
          <table:table-cell table:style-name="ce24" office:value-type="float" office:value="710">
            <text:p>710</text:p>
          </table:table-cell>
        </table:table-row>
        <table:table-row table:style-name="ro2">
          <table:table-cell table:style-name="ce24" office:value-type="string">
            <text:p>Shada palace</text:p>
          </table:table-cell>
          <table:table-cell/>
          <table:table-cell table:style-name="ce25" office:value-type="float" office:value="18.216599">
            <text:p>18.2165990</text:p>
          </table:table-cell>
          <table:table-cell table:style-name="ce25" office:value-type="float" office:value="42.50066">
            <text:p>42.5006600</text:p>
          </table:table-cell>
          <table:table-cell table:style-name="ce24" table:formula="oooc:=VLOOKUP([.F189];[Styles.A$1:.C$400];2)" office:value-type="string">
            <text:p>House</text:p>
          </table:table-cell>
          <table:table-cell table:style-name="ce24" office:value-type="float" office:value="710">
            <text:p>710</text:p>
          </table:table-cell>
        </table:table-row>
        <table:table-row table:style-name="ro2">
          <table:table-cell table:style-name="ce24" office:value-type="string">
            <text:p>Shubra palace</text:p>
          </table:table-cell>
          <table:table-cell table:style-name="ce24" office:value-type="string">
            <text:p>Historic house that is now a museum. Only open in sat-wed.</text:p>
          </table:table-cell>
          <table:table-cell table:style-name="ce25" office:value-type="float" office:value="21.28628">
            <text:p>21.2862800</text:p>
          </table:table-cell>
          <table:table-cell table:style-name="ce25" office:value-type="float" office:value="40.414951">
            <text:p>40.4149510</text:p>
          </table:table-cell>
          <table:table-cell table:style-name="ce24" table:formula="oooc:=VLOOKUP([.F190];[Styles.A$1:.C$400];2)" office:value-type="string">
            <text:p>House</text:p>
          </table:table-cell>
          <table:table-cell table:style-name="ce24" office:value-type="float" office:value="710">
            <text:p>710</text:p>
          </table:table-cell>
        </table:table-row>
        <table:table-row table:style-name="ro2">
          <table:table-cell table:style-name="ce24" office:value-type="string">
            <text:p>Water park</text:p>
          </table:table-cell>
          <table:table-cell/>
          <table:table-cell table:style-name="ce25" office:value-type="float" office:value="21.355988">
            <text:p>21.3559880</text:p>
          </table:table-cell>
          <table:table-cell table:style-name="ce25" office:value-type="float" office:value="40.230309">
            <text:p>40.2303090</text:p>
          </table:table-cell>
          <table:table-cell table:style-name="ce24" table:formula="oooc:=VLOOKUP([.F191];[Styles.A$1:.C$400];2)" office:value-type="string">
            <text:p>Water park</text:p>
          </table:table-cell>
          <table:table-cell table:style-name="ce24" office:value-type="float" office:value="711">
            <text:p>711</text:p>
          </table:table-cell>
        </table:table-row>
        <table:table-row table:style-name="ro2">
          <table:table-cell table:style-name="ce24" office:value-type="string">
            <text:p>Museum</text:p>
          </table:table-cell>
          <table:table-cell/>
          <table:table-cell table:style-name="ce25" office:value-type="float" office:value="18.296432">
            <text:p>18.2964320</text:p>
          </table:table-cell>
          <table:table-cell table:style-name="ce25" office:value-type="float" office:value="42.757332">
            <text:p>42.7573320</text:p>
          </table:table-cell>
          <table:table-cell table:style-name="ce24" table:formula="oooc:=VLOOKUP([.F192];[Styles.A$1:.C$400];2)" office:value-type="string">
            <text:p>Museum</text:p>
          </table:table-cell>
          <table:table-cell table:style-name="ce24" office:value-type="float" office:value="712">
            <text:p>712</text:p>
          </table:table-cell>
        </table:table-row>
        <table:table-row table:style-name="ro2">
          <table:table-cell table:style-name="ce24" office:value-type="string">
            <text:p>Dhi Ain, archaeological village</text:p>
          </table:table-cell>
          <table:table-cell table:style-name="ce24" office:value-type="string">
            <text:p>Also known as Marble Village, thanks to Greg</text:p>
          </table:table-cell>
          <table:table-cell table:style-name="ce30" office:value-type="float" office:value="19.93061388888889">
            <text:p>19.9306139</text:p>
          </table:table-cell>
          <table:table-cell table:style-name="ce30" office:value-type="float" office:value="41.44248888888889">
            <text:p>41.4424889</text:p>
          </table:table-cell>
          <table:table-cell table:style-name="ce24" table:formula="oooc:=VLOOKUP([.F193];[Styles.A$1:.C$400];2)" office:value-type="string">
            <text:p>Village, hamlet</text:p>
          </table:table-cell>
          <table:table-cell table:style-name="ce24" office:value-type="float" office:value="713">
            <text:p>713</text:p>
          </table:table-cell>
        </table:table-row>
        <table:table-row table:style-name="ro2">
          <table:table-cell table:style-name="ce24" office:value-type="string">
            <text:p>Rural village</text:p>
          </table:table-cell>
          <table:table-cell/>
          <table:table-cell table:style-name="ce25" office:value-type="float" office:value="18.212061">
            <text:p>18.2120610</text:p>
          </table:table-cell>
          <table:table-cell table:style-name="ce25" office:value-type="float" office:value="42.273281">
            <text:p>42.2732810</text:p>
          </table:table-cell>
          <table:table-cell table:style-name="ce24" table:formula="oooc:=VLOOKUP([.F194];[Styles.A$1:.C$400];2)" office:value-type="string">
            <text:p>Village, hamlet</text:p>
          </table:table-cell>
          <table:table-cell table:style-name="ce24" office:value-type="float" office:value="713">
            <text:p>713</text:p>
          </table:table-cell>
        </table:table-row>
        <table:table-row table:style-name="ro2">
          <table:table-cell table:style-name="ce24" office:value-type="string">
            <text:p>Queen's building</text:p>
          </table:table-cell>
          <table:table-cell table:style-name="ce29"/>
          <table:table-cell table:style-name="ce29" office:value-type="float" office:value="21.484558">
            <text:p>21.4845580</text:p>
          </table:table-cell>
          <table:table-cell table:style-name="ce25" office:value-type="float" office:value="39.184053">
            <text:p>39.1840530</text:p>
          </table:table-cell>
          <table:table-cell table:style-name="ce24" table:formula="oooc:=VLOOKUP([.F195];[Styles.A$1:.C$400];2)" office:value-type="string">
            <text:p>Tower building, skyscraper</text:p>
          </table:table-cell>
          <table:table-cell table:style-name="ce24" office:value-type="float" office:value="714">
            <text:p>714</text:p>
          </table:table-cell>
        </table:table-row>
        <table:table-row table:style-name="ro2">
          <table:table-cell table:style-name="ce24" office:value-type="string">
            <text:p>Suzuki dealership</text:p>
          </table:table-cell>
          <table:table-cell table:style-name="ce26"/>
          <table:table-cell table:style-name="ce25" office:value-type="float" office:value="21.5876501">
            <text:p>21.5876501</text:p>
          </table:table-cell>
          <table:table-cell table:style-name="ce25" office:value-type="float" office:value="39.1764942">
            <text:p>39.1764942</text:p>
          </table:table-cell>
          <table:table-cell table:style-name="ce24" table:formula="oooc:=VLOOKUP([.F196];[Styles.A$1:.C$400];2)" office:value-type="string">
            <text:p>Motorbike shop</text:p>
          </table:table-cell>
          <table:table-cell table:style-name="ce24" office:value-type="float" office:value="715">
            <text:p>715</text:p>
          </table:table-cell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4" office:value-type="float" office:value="666">
            <text:p>666</text:p>
          </table:table-cell>
          <table:table-cell table:style-name="ce24" office:value-type="string">
            <text:p>Hotel</text:p>
          </table:table-cell>
          <table:table-cell table:style-name="ce24" office:value-type="string">
            <text:p>hotel_nostars</text:p>
          </table:table-cell>
        </table:table-row>
        <table:table-row table:style-name="ro2">
          <table:table-cell table:style-name="ce24" office:value-type="float" office:value="667">
            <text:p>667</text:p>
          </table:table-cell>
          <table:table-cell table:style-name="ce24" office:value-type="string">
            <text:p>Restaurant</text:p>
          </table:table-cell>
          <table:table-cell table:style-name="ce24" office:value-type="string">
            <text:p>restaurant_generic</text:p>
          </table:table-cell>
        </table:table-row>
        <table:table-row table:style-name="ro2">
          <table:table-cell table:style-name="ce24" office:value-type="float" office:value="668">
            <text:p>668</text:p>
          </table:table-cell>
          <table:table-cell table:style-name="ce24" office:value-type="string">
            <text:p>Checkpoint</text:p>
          </table:table-cell>
          <table:table-cell table:style-name="ce24" office:value-type="string">
            <text:p>toll_station</text:p>
          </table:table-cell>
        </table:table-row>
        <table:table-row table:style-name="ro2">
          <table:table-cell table:style-name="ce24" office:value-type="float" office:value="669">
            <text:p>669</text:p>
          </table:table-cell>
          <table:table-cell table:style-name="ce24" office:value-type="string">
            <text:p>Intersection</text:p>
          </table:table-cell>
          <table:table-cell table:style-name="ce24" office:value-type="string">
            <text:p>junction</text:p>
          </table:table-cell>
        </table:table-row>
        <table:table-row table:style-name="ro2">
          <table:table-cell table:style-name="ce24" office:value-type="float" office:value="670">
            <text:p>670</text:p>
          </table:table-cell>
          <table:table-cell table:style-name="ce24" office:value-type="string">
            <text:p>Airport terminal</text:p>
          </table:table-cell>
          <table:table-cell table:style-name="ce24" office:value-type="string">
            <text:p>airport_terminal</text:p>
          </table:table-cell>
        </table:table-row>
        <table:table-row table:style-name="ro2">
          <table:table-cell table:style-name="ce24" office:value-type="float" office:value="671">
            <text:p>671</text:p>
          </table:table-cell>
          <table:table-cell table:style-name="ce24" office:value-type="string">
            <text:p>Souq</text:p>
          </table:table-cell>
          <table:table-cell table:style-name="ce24" office:value-type="string">
            <text:p>souq</text:p>
          </table:table-cell>
        </table:table-row>
        <table:table-row table:style-name="ro2">
          <table:table-cell table:style-name="ce24" office:value-type="float" office:value="672">
            <text:p>672</text:p>
          </table:table-cell>
          <table:table-cell table:style-name="ce24" office:value-type="string">
            <text:p>Coffeehouse</text:p>
          </table:table-cell>
          <table:table-cell table:style-name="ce24" office:value-type="string">
            <text:p>coffee</text:p>
          </table:table-cell>
        </table:table-row>
        <table:table-row table:style-name="ro2">
          <table:table-cell table:style-name="ce24" office:value-type="float" office:value="673">
            <text:p>673</text:p>
          </table:table-cell>
          <table:table-cell table:style-name="ce24" office:value-type="string">
            <text:p>Supermarket</text:p>
          </table:table-cell>
          <table:table-cell table:style-name="ce24" office:value-type="string">
            <text:p>supermarket</text:p>
          </table:table-cell>
        </table:table-row>
        <table:table-row table:style-name="ro2">
          <table:table-cell table:style-name="ce24" office:value-type="float" office:value="674">
            <text:p>674</text:p>
          </table:table-cell>
          <table:table-cell table:style-name="ce24" office:value-type="string">
            <text:p>Electronics shop</text:p>
          </table:table-cell>
          <table:table-cell table:style-name="ce24" office:value-type="string">
            <text:p>electronics</text:p>
          </table:table-cell>
        </table:table-row>
        <table:table-row table:style-name="ro2">
          <table:table-cell table:style-name="ce24" office:value-type="float" office:value="675">
            <text:p>675</text:p>
          </table:table-cell>
          <table:table-cell table:style-name="ce24" office:value-type="string">
            <text:p>Beach</text:p>
          </table:table-cell>
          <table:table-cell table:style-name="ce24" office:value-type="string">
            <text:p>beach</text:p>
          </table:table-cell>
        </table:table-row>
        <table:table-row table:style-name="ro2">
          <table:table-cell table:style-name="ce24" office:value-type="float" office:value="676">
            <text:p>676</text:p>
          </table:table-cell>
          <table:table-cell table:style-name="ce24" office:value-type="string">
            <text:p>Hardware store</text:p>
          </table:table-cell>
          <table:table-cell table:style-name="ce24" office:value-type="string">
            <text:p>hardware</text:p>
          </table:table-cell>
        </table:table-row>
        <table:table-row table:style-name="ro2">
          <table:table-cell table:style-name="ce24" office:value-type="float" office:value="677">
            <text:p>677</text:p>
          </table:table-cell>
          <table:table-cell table:style-name="ce24" office:value-type="string">
            <text:p>Cars</text:p>
          </table:table-cell>
          <table:table-cell table:style-name="ce24" office:value-type="string">
            <text:p>car</text:p>
          </table:table-cell>
        </table:table-row>
        <table:table-row table:style-name="ro2">
          <table:table-cell table:style-name="ce24" office:value-type="float" office:value="678">
            <text:p>678</text:p>
          </table:table-cell>
          <table:table-cell table:style-name="ce24" office:value-type="string">
            <text:p>Book store</text:p>
          </table:table-cell>
          <table:table-cell table:style-name="ce24" office:value-type="string">
            <text:p>book</text:p>
          </table:table-cell>
        </table:table-row>
        <table:table-row table:style-name="ro2">
          <table:table-cell table:style-name="ce24" office:value-type="float" office:value="679">
            <text:p>679</text:p>
          </table:table-cell>
          <table:table-cell table:style-name="ce24" office:value-type="string">
            <text:p>Furniture shop</text:p>
          </table:table-cell>
          <table:table-cell table:style-name="ce24" office:value-type="string">
            <text:p>furniture</text:p>
          </table:table-cell>
        </table:table-row>
        <table:table-row table:style-name="ro2">
          <table:table-cell table:style-name="ce24" office:value-type="float" office:value="680">
            <text:p>680</text:p>
          </table:table-cell>
          <table:table-cell table:style-name="ce24" office:value-type="string">
            <text:p>Veterinary</text:p>
          </table:table-cell>
          <table:table-cell table:style-name="ce24" office:value-type="string">
            <text:p>veterinary</text:p>
          </table:table-cell>
        </table:table-row>
        <table:table-row table:style-name="ro2">
          <table:table-cell table:style-name="ce24" office:value-type="float" office:value="681">
            <text:p>681</text:p>
          </table:table-cell>
          <table:table-cell table:style-name="ce24" office:value-type="string">
            <text:p>Pet shop</text:p>
          </table:table-cell>
          <table:table-cell table:style-name="ce24" office:value-type="string">
            <text:p>pets</text:p>
          </table:table-cell>
        </table:table-row>
        <table:table-row table:style-name="ro2">
          <table:table-cell table:style-name="ce24" office:value-type="float" office:value="682">
            <text:p>682</text:p>
          </table:table-cell>
          <table:table-cell table:style-name="ce24" office:value-type="string">
            <text:p>Toys</text:p>
          </table:table-cell>
          <table:table-cell table:style-name="ce24" office:value-type="string">
            <text:p>toys</text:p>
          </table:table-cell>
        </table:table-row>
        <table:table-row table:style-name="ro2">
          <table:table-cell table:style-name="ce24" office:value-type="float" office:value="683">
            <text:p>683</text:p>
          </table:table-cell>
          <table:table-cell table:style-name="ce24" office:value-type="string">
            <text:p>Hospital</text:p>
          </table:table-cell>
          <table:table-cell table:style-name="ce24" office:value-type="string">
            <text:p>hospital-building</text:p>
          </table:table-cell>
        </table:table-row>
        <table:table-row table:style-name="ro2">
          <table:table-cell table:style-name="ce24" office:value-type="float" office:value="684">
            <text:p>68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685">
            <text:p>685</text:p>
          </table:table-cell>
          <table:table-cell table:style-name="ce24" office:value-type="string">
            <text:p>Police station</text:p>
          </table:table-cell>
          <table:table-cell table:style-name="ce24" office:value-type="string">
            <text:p>police_station</text:p>
          </table:table-cell>
        </table:table-row>
        <table:table-row table:style-name="ro2">
          <table:table-cell table:style-name="ce24" office:value-type="float" office:value="686">
            <text:p>686</text:p>
          </table:table-cell>
          <table:table-cell table:style-name="ce24" office:value-type="string">
            <text:p>University</text:p>
          </table:table-cell>
          <table:table-cell table:style-name="ce24" office:value-type="string">
            <text:p>university</text:p>
          </table:table-cell>
        </table:table-row>
        <table:table-row table:style-name="ro2">
          <table:table-cell table:style-name="ce24" office:value-type="float" office:value="687">
            <text:p>687</text:p>
          </table:table-cell>
          <table:table-cell table:style-name="ce24" office:value-type="string">
            <text:p>Car repair</text:p>
          </table:table-cell>
          <table:table-cell table:style-name="ce24" office:value-type="string">
            <text:p>carrepair</text:p>
          </table:table-cell>
        </table:table-row>
        <table:table-row table:style-name="ro2">
          <table:table-cell table:style-name="ce24" office:value-type="float" office:value="688">
            <text:p>688</text:p>
          </table:table-cell>
          <table:table-cell table:style-name="ce24" office:value-type="string">
            <text:p>Bank</text:p>
          </table:table-cell>
          <table:table-cell table:style-name="ce24" office:value-type="string">
            <text:p>bank</text:p>
          </table:table-cell>
        </table:table-row>
        <table:table-row table:style-name="ro2">
          <table:table-cell table:style-name="ce24" office:value-type="float" office:value="689">
            <text:p>689</text:p>
          </table:table-cell>
          <table:table-cell table:style-name="ce24" office:value-type="string">
            <text:p>Police checkpoint</text:p>
          </table:table-cell>
          <table:table-cell table:style-name="ce24" office:value-type="string">
            <text:p>police_checkpoint</text:p>
          </table:table-cell>
        </table:table-row>
        <table:table-row table:style-name="ro2">
          <table:table-cell table:style-name="ce24" office:value-type="float" office:value="690">
            <text:p>690</text:p>
          </table:table-cell>
          <table:table-cell table:style-name="ce24" office:value-type="string">
            <text:p>Embassy, consulate</text:p>
          </table:table-cell>
          <table:table-cell table:style-name="ce24" office:value-type="string">
            <text:p>embassy</text:p>
          </table:table-cell>
        </table:table-row>
        <table:table-row table:style-name="ro2">
          <table:table-cell table:style-name="ce24" office:value-type="float" office:value="691">
            <text:p>691</text:p>
          </table:table-cell>
          <table:table-cell table:style-name="ce24" office:value-type="string">
            <text:p>Bike shop</text:p>
          </table:table-cell>
          <table:table-cell table:style-name="ce24" office:value-type="string">
            <text:p>bicycle_shop</text:p>
          </table:table-cell>
        </table:table-row>
        <table:table-row table:style-name="ro2">
          <table:table-cell table:style-name="ce24" office:value-type="float" office:value="692">
            <text:p>692</text:p>
          </table:table-cell>
          <table:table-cell table:style-name="ce24" office:value-type="string">
            <text:p>Sewing shop</text:p>
          </table:table-cell>
          <table:table-cell table:style-name="ce24" office:value-type="string">
            <text:p>sewingmachine</text:p>
          </table:table-cell>
        </table:table-row>
        <table:table-row table:style-name="ro2">
          <table:table-cell table:style-name="ce24" office:value-type="float" office:value="693">
            <text:p>693</text:p>
          </table:table-cell>
          <table:table-cell table:style-name="ce24" office:value-type="string">
            <text:p>Computers</text:p>
          </table:table-cell>
          <table:table-cell table:style-name="ce24" office:value-type="string">
            <text:p>computers</text:p>
          </table:table-cell>
        </table:table-row>
        <table:table-row table:style-name="ro2">
          <table:table-cell table:style-name="ce24" office:value-type="float" office:value="694">
            <text:p>694</text:p>
          </table:table-cell>
          <table:table-cell table:style-name="ce24" office:value-type="string">
            <text:p>Mall</text:p>
          </table:table-cell>
          <table:table-cell table:style-name="ce24" office:value-type="string">
            <text:p>mall</text:p>
          </table:table-cell>
        </table:table-row>
        <table:table-row table:style-name="ro2">
          <table:table-cell table:style-name="ce24" office:value-type="float" office:value="695">
            <text:p>695</text:p>
          </table:table-cell>
          <table:table-cell table:style-name="ce24" office:value-type="string">
            <text:p>Boat shop</text:p>
          </table:table-cell>
          <table:table-cell table:style-name="ce24" office:value-type="string">
            <text:p>boatshop</text:p>
          </table:table-cell>
        </table:table-row>
        <table:table-row table:style-name="ro2">
          <table:table-cell table:style-name="ce24" office:value-type="float" office:value="696">
            <text:p>696</text:p>
          </table:table-cell>
          <table:table-cell table:style-name="ce24" office:value-type="string">
            <text:p>Scuba shop</text:p>
          </table:table-cell>
          <table:table-cell table:style-name="ce24" office:value-type="string">
            <text:p>scubashop</text:p>
          </table:table-cell>
        </table:table-row>
        <table:table-row table:style-name="ro2">
          <table:table-cell table:style-name="ce24" office:value-type="float" office:value="697">
            <text:p>697</text:p>
          </table:table-cell>
          <table:table-cell table:style-name="ce24" office:value-type="string">
            <text:p>Scuba diving</text:p>
          </table:table-cell>
          <table:table-cell table:style-name="ce24" office:value-type="string">
            <text:p>scuba</text:p>
          </table:table-cell>
        </table:table-row>
        <table:table-row table:style-name="ro2">
          <table:table-cell table:style-name="ce24" office:value-type="float" office:value="698">
            <text:p>698</text:p>
          </table:table-cell>
          <table:table-cell table:style-name="ce24" office:value-type="string">
            <text:p>Natural site</text:p>
          </table:table-cell>
          <table:table-cell table:style-name="ce24" office:value-type="string">
            <text:p>palm</text:p>
          </table:table-cell>
        </table:table-row>
        <table:table-row table:style-name="ro2">
          <table:table-cell table:style-name="ce24" office:value-type="float" office:value="699">
            <text:p>699</text:p>
          </table:table-cell>
          <table:table-cell table:style-name="ce24" office:value-type="string">
            <text:p>Fortress, castle</text:p>
          </table:table-cell>
          <table:table-cell table:style-name="ce24" office:value-type="string">
            <text:p>fortress</text:p>
          </table:table-cell>
        </table:table-row>
        <table:table-row table:style-name="ro2">
          <table:table-cell table:style-name="ce24" office:value-type="float" office:value="700">
            <text:p>700</text:p>
          </table:table-cell>
          <table:table-cell table:style-name="ce24" office:value-type="string">
            <text:p>Pharmacy</text:p>
          </table:table-cell>
          <table:table-cell table:style-name="ce24" office:value-type="string">
            <text:p>pharmacy</text:p>
          </table:table-cell>
        </table:table-row>
        <table:table-row table:style-name="ro2">
          <table:table-cell table:style-name="ce24" office:value-type="float" office:value="701">
            <text:p>701</text:p>
          </table:table-cell>
          <table:table-cell table:style-name="ce24" office:value-type="string">
            <text:p>Photo shop</text:p>
          </table:table-cell>
          <table:table-cell table:style-name="ce24" office:value-type="string">
            <text:p>photo</text:p>
          </table:table-cell>
        </table:table-row>
        <table:table-row table:style-name="ro2">
          <table:table-cell table:style-name="ce24" office:value-type="float" office:value="702">
            <text:p>702</text:p>
          </table:table-cell>
          <table:table-cell table:style-name="ce24" office:value-type="string">
            <text:p>Car wash</text:p>
          </table:table-cell>
          <table:table-cell table:style-name="ce24" office:value-type="string">
            <text:p>carwash</text:p>
          </table:table-cell>
        </table:table-row>
        <table:table-row table:style-name="ro2">
          <table:table-cell table:style-name="ce24" office:value-type="float" office:value="703">
            <text:p>703</text:p>
          </table:table-cell>
          <table:table-cell table:style-name="ce24" office:value-type="string">
            <text:p>ATM</text:p>
          </table:table-cell>
          <table:table-cell table:style-name="ce24" office:value-type="string">
            <text:p>atm</text:p>
          </table:table-cell>
        </table:table-row>
        <table:table-row table:style-name="ro2">
          <table:table-cell table:style-name="ce24" office:value-type="float" office:value="704">
            <text:p>704</text:p>
          </table:table-cell>
          <table:table-cell table:style-name="ce24" office:value-type="string">
            <text:p>Textiles, fabrics</text:p>
          </table:table-cell>
          <table:table-cell table:style-name="ce24" office:value-type="string">
            <text:p>textiles</text:p>
          </table:table-cell>
        </table:table-row>
        <table:table-row table:style-name="ro2">
          <table:table-cell table:style-name="ce24" office:value-type="float" office:value="705">
            <text:p>705</text:p>
          </table:table-cell>
          <table:table-cell table:style-name="ce24" office:value-type="string">
            <text:p>Bus dropoff</text:p>
          </table:table-cell>
          <table:table-cell table:style-name="ce24" office:value-type="string">
            <text:p>bustour</text:p>
          </table:table-cell>
        </table:table-row>
        <table:table-row table:style-name="ro2">
          <table:table-cell table:style-name="ce24" office:value-type="float" office:value="706">
            <text:p>706</text:p>
          </table:table-cell>
          <table:table-cell table:style-name="ce24" office:value-type="string">
            <text:p>City, town, village</text:p>
          </table:table-cell>
          <table:table-cell table:style-name="ce24" office:value-type="string">
            <text:p>city</text:p>
          </table:table-cell>
        </table:table-row>
        <table:table-row table:style-name="ro2">
          <table:table-cell table:style-name="ce24" office:value-type="float" office:value="707">
            <text:p>707</text:p>
          </table:table-cell>
          <table:table-cell table:style-name="ce24" office:value-type="string">
            <text:p>Mosque</text:p>
          </table:table-cell>
          <table:table-cell table:style-name="ce24" office:value-type="string">
            <text:p>mosque</text:p>
          </table:table-cell>
        </table:table-row>
        <table:table-row table:style-name="ro2">
          <table:table-cell table:style-name="ce24" office:value-type="float" office:value="708">
            <text:p>708</text:p>
          </table:table-cell>
          <table:table-cell table:style-name="ce24" office:value-type="string">
            <text:p>Dam</text:p>
          </table:table-cell>
          <table:table-cell table:style-name="ce24" office:value-type="string">
            <text:p>dam</text:p>
          </table:table-cell>
        </table:table-row>
        <table:table-row table:style-name="ro2">
          <table:table-cell table:style-name="ce24" office:value-type="float" office:value="709">
            <text:p>709</text:p>
          </table:table-cell>
          <table:table-cell table:style-name="ce24" office:value-type="string">
            <text:p>Cable car</text:p>
          </table:table-cell>
          <table:table-cell table:style-name="ce24" office:value-type="string">
            <text:p>cablecar</text:p>
          </table:table-cell>
        </table:table-row>
        <table:table-row table:style-name="ro2">
          <table:table-cell table:style-name="ce24" office:value-type="float" office:value="710">
            <text:p>710</text:p>
          </table:table-cell>
          <table:table-cell table:style-name="ce24" office:value-type="string">
            <text:p>House</text:p>
          </table:table-cell>
          <table:table-cell table:style-name="ce24" office:value-type="string">
            <text:p>house</text:p>
          </table:table-cell>
        </table:table-row>
        <table:table-row table:style-name="ro2">
          <table:table-cell table:style-name="ce24" office:value-type="float" office:value="711">
            <text:p>711</text:p>
          </table:table-cell>
          <table:table-cell table:style-name="ce24" office:value-type="string">
            <text:p>Water park</text:p>
          </table:table-cell>
          <table:table-cell table:style-name="ce24" office:value-type="string">
            <text:p>waterpark</text:p>
          </table:table-cell>
        </table:table-row>
        <table:table-row table:style-name="ro2">
          <table:table-cell table:style-name="ce24" office:value-type="float" office:value="712">
            <text:p>712</text:p>
          </table:table-cell>
          <table:table-cell table:style-name="ce24" office:value-type="string">
            <text:p>Museum</text:p>
          </table:table-cell>
          <table:table-cell table:style-name="ce24" office:value-type="string">
            <text:p>museum_archeological</text:p>
          </table:table-cell>
        </table:table-row>
        <table:table-row table:style-name="ro2">
          <table:table-cell table:style-name="ce24" office:value-type="float" office:value="713">
            <text:p>713</text:p>
          </table:table-cell>
          <table:table-cell table:style-name="ce24" office:value-type="string">
            <text:p>Village, hamlet</text:p>
          </table:table-cell>
          <table:table-cell table:style-name="ce24" office:value-type="string">
            <text:p>village</text:p>
          </table:table-cell>
        </table:table-row>
        <table:table-row table:style-name="ro2">
          <table:table-cell table:style-name="ce24" office:value-type="float" office:value="714">
            <text:p>714</text:p>
          </table:table-cell>
          <table:table-cell table:style-name="ce24" office:value-type="string">
            <text:p>Tower building, skyscraper</text:p>
          </table:table-cell>
          <table:table-cell table:style-name="ce24" office:value-type="string">
            <text:p>moderntower</text:p>
          </table:table-cell>
        </table:table-row>
        <table:table-row table:style-name="ro2">
          <table:table-cell table:style-name="ce24" office:value-type="float" office:value="715">
            <text:p>715</text:p>
          </table:table-cell>
          <table:table-cell table:style-name="ce24" office:value-type="string">
            <text:p>Motorbike shop</text:p>
          </table:table-cell>
          <table:table-cell table:style-name="ce24" office:value-type="string">
            <text:p>motorbike</text:p>
          </table:table-cell>
        </table:table-row>
        <table:table-row table:style-name="ro2">
          <table:table-cell table:style-name="ce24" office:value-type="float" office:value="716">
            <text:p>71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17">
            <text:p>71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18">
            <text:p>71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19">
            <text:p>71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0">
            <text:p>72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1">
            <text:p>72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2">
            <text:p>72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3">
            <text:p>72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4">
            <text:p>72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5">
            <text:p>72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6">
            <text:p>72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7">
            <text:p>72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8">
            <text:p>72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9">
            <text:p>72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0">
            <text:p>73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1">
            <text:p>73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2">
            <text:p>73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3">
            <text:p>73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4">
            <text:p>73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5">
            <text:p>73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6">
            <text:p>73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7">
            <text:p>73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8">
            <text:p>73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9">
            <text:p>73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0">
            <text:p>74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1">
            <text:p>74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2">
            <text:p>74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3">
            <text:p>74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4">
            <text:p>74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5">
            <text:p>74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6">
            <text:p>74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7">
            <text:p>74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8">
            <text:p>74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9">
            <text:p>74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0">
            <text:p>75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1">
            <text:p>75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2">
            <text:p>75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3">
            <text:p>75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4">
            <text:p>75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5">
            <text:p>75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6">
            <text:p>75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7">
            <text:p>75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8">
            <text:p>75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9">
            <text:p>75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0">
            <text:p>76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1">
            <text:p>76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2">
            <text:p>76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3">
            <text:p>76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4">
            <text:p>76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5">
            <text:p>76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6">
            <text:p>76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7">
            <text:p>76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8">
            <text:p>76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9">
            <text:p>76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0">
            <text:p>77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1">
            <text:p>77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2">
            <text:p>77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3">
            <text:p>77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4">
            <text:p>77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5">
            <text:p>77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6">
            <text:p>77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7">
            <text:p>77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8">
            <text:p>77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9">
            <text:p>77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0">
            <text:p>78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1">
            <text:p>78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2">
            <text:p>78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3">
            <text:p>78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4">
            <text:p>78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5">
            <text:p>78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6">
            <text:p>78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7">
            <text:p>78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8">
            <text:p>78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9">
            <text:p>78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0">
            <text:p>79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1">
            <text:p>79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2">
            <text:p>79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3">
            <text:p>79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4">
            <text:p>79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5">
            <text:p>79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6">
            <text:p>79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7">
            <text:p>79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8">
            <text:p>79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9">
            <text:p>79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0">
            <text:p>80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1">
            <text:p>80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2">
            <text:p>80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3">
            <text:p>80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4">
            <text:p>80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5">
            <text:p>80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6">
            <text:p>80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7">
            <text:p>80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8">
            <text:p>80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9">
            <text:p>80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0">
            <text:p>81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1">
            <text:p>81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2">
            <text:p>81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3">
            <text:p>81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4">
            <text:p>81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5">
            <text:p>81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6">
            <text:p>81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7">
            <text:p>81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8">
            <text:p>81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9">
            <text:p>81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0">
            <text:p>82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1">
            <text:p>82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2">
            <text:p>82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3">
            <text:p>82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4">
            <text:p>82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5">
            <text:p>82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6">
            <text:p>82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7">
            <text:p>82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8">
            <text:p>82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9">
            <text:p>82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0">
            <text:p>83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1">
            <text:p>83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2">
            <text:p>83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3">
            <text:p>83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4">
            <text:p>83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5">
            <text:p>83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6">
            <text:p>83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7">
            <text:p>83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8">
            <text:p>83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9">
            <text:p>83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0">
            <text:p>84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1">
            <text:p>84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2">
            <text:p>84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3">
            <text:p>84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4">
            <text:p>84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5">
            <text:p>84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6">
            <text:p>84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7">
            <text:p>84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8">
            <text:p>84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9">
            <text:p>84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0">
            <text:p>85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1">
            <text:p>85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2">
            <text:p>85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3">
            <text:p>85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4">
            <text:p>85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5">
            <text:p>85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6">
            <text:p>85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7">
            <text:p>85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8">
            <text:p>85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9">
            <text:p>85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0">
            <text:p>86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1">
            <text:p>86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2">
            <text:p>86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3">
            <text:p>86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4">
            <text:p>86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5">
            <text:p>86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6">
            <text:p>86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7">
            <text:p>86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8">
            <text:p>86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9">
            <text:p>86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0">
            <text:p>87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1">
            <text:p>87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2">
            <text:p>87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3">
            <text:p>87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4">
            <text:p>87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5">
            <text:p>87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6">
            <text:p>87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7">
            <text:p>87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8">
            <text:p>87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9">
            <text:p>87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0">
            <text:p>88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1">
            <text:p>88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2">
            <text:p>88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3">
            <text:p>88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4">
            <text:p>88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5">
            <text:p>88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6">
            <text:p>88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7">
            <text:p>88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8">
            <text:p>88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9">
            <text:p>88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0">
            <text:p>89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1">
            <text:p>89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2">
            <text:p>89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3">
            <text:p>89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4">
            <text:p>89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5">
            <text:p>89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6">
            <text:p>89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7">
            <text:p>89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8">
            <text:p>89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9">
            <text:p>89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0">
            <text:p>90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1">
            <text:p>90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2">
            <text:p>90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3">
            <text:p>90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4">
            <text:p>90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5">
            <text:p>90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6">
            <text:p>90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7">
            <text:p>90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8">
            <text:p>90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9">
            <text:p>90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0">
            <text:p>91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1">
            <text:p>91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2">
            <text:p>91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3">
            <text:p>91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4">
            <text:p>91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5">
            <text:p>91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6">
            <text:p>91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7">
            <text:p>91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8">
            <text:p>91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9">
            <text:p>91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0">
            <text:p>92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1">
            <text:p>92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2">
            <text:p>92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3">
            <text:p>92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4">
            <text:p>92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5">
            <text:p>92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6">
            <text:p>92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7">
            <text:p>92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8">
            <text:p>92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9">
            <text:p>92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0">
            <text:p>93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1">
            <text:p>93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2">
            <text:p>93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3">
            <text:p>93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4">
            <text:p>93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5">
            <text:p>93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6">
            <text:p>93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7">
            <text:p>93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8">
            <text:p>93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9">
            <text:p>93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0">
            <text:p>94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1">
            <text:p>94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2">
            <text:p>94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3">
            <text:p>94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4">
            <text:p>94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5">
            <text:p>94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6">
            <text:p>94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7">
            <text:p>94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8">
            <text:p>94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9">
            <text:p>94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0">
            <text:p>95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1">
            <text:p>95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2">
            <text:p>95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3">
            <text:p>95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4">
            <text:p>95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5">
            <text:p>95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6">
            <text:p>95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7">
            <text:p>95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8">
            <text:p>95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9">
            <text:p>95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0">
            <text:p>96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1">
            <text:p>96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2">
            <text:p>96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3">
            <text:p>96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4">
            <text:p>96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5">
            <text:p>96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6">
            <text:p>96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7">
            <text:p>96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8">
            <text:p>96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9">
            <text:p>96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0">
            <text:p>97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1">
            <text:p>97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2">
            <text:p>97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3">
            <text:p>97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4">
            <text:p>97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5">
            <text:p>97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6">
            <text:p>97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7">
            <text:p>97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8">
            <text:p>97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9">
            <text:p>97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0">
            <text:p>98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1">
            <text:p>98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2">
            <text:p>98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3">
            <text:p>98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4">
            <text:p>98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5">
            <text:p>98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6">
            <text:p>98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7">
            <text:p>98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8">
            <text:p>98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9">
            <text:p>98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0">
            <text:p>99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1">
            <text:p>99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2">
            <text:p>99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3">
            <text:p>99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4">
            <text:p>99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5">
            <text:p>99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6">
            <text:p>99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7">
            <text:p>99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8">
            <text:p>99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9">
            <text:p>99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0">
            <text:p>100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1">
            <text:p>100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2">
            <text:p>100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3">
            <text:p>100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4">
            <text:p>100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5">
            <text:p>100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6">
            <text:p>100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7">
            <text:p>100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8">
            <text:p>100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9">
            <text:p>100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0">
            <text:p>101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1">
            <text:p>101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2">
            <text:p>101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3">
            <text:p>101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4">
            <text:p>101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5">
            <text:p>101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6">
            <text:p>101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7">
            <text:p>101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8">
            <text:p>101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9">
            <text:p>101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0">
            <text:p>102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1">
            <text:p>102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2">
            <text:p>102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3">
            <text:p>102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4">
            <text:p>102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5">
            <text:p>102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6">
            <text:p>102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7">
            <text:p>102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8">
            <text:p>102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9">
            <text:p>102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0">
            <text:p>103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1">
            <text:p>103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2">
            <text:p>103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3">
            <text:p>103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4">
            <text:p>103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5">
            <text:p>103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6">
            <text:p>103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7">
            <text:p>103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8">
            <text:p>103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9">
            <text:p>103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0">
            <text:p>104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1">
            <text:p>104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2">
            <text:p>104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3">
            <text:p>104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4">
            <text:p>104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5">
            <text:p>104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6">
            <text:p>104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7">
            <text:p>104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8">
            <text:p>104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9">
            <text:p>104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0">
            <text:p>105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1">
            <text:p>105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2">
            <text:p>105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3">
            <text:p>105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4">
            <text:p>105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5">
            <text:p>105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6">
            <text:p>105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7">
            <text:p>105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8">
            <text:p>105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9">
            <text:p>105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60">
            <text:p>106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61">
            <text:p>106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62">
            <text:p>106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63">
            <text:p>106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64">
            <text:p>106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65">
            <text:p>106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4" office:value-type="string">
            <text:p>Coordinate converter:</text:p>
          </table:table-cell>
          <table:table-cell table:number-columns-repeated="3"/>
          <table:table-cell table:style-name="ce24" office:value-type="string">
            <text:p>Coordinates in decimal form:</text:p>
          </table:table-cell>
        </table:table-row>
        <table:table-row table:style-name="ro2">
          <table:table-cell table:style-name="ce24"/>
          <table:table-cell table:number-columns-repeated="3"/>
          <table:table-cell table:style-name="ce30" table:formula="oooc:=[.A5]+[.B5]/60+[.C5]/3600" office:value-type="string">
            <text:p>26.6896611</text:p>
          </table:table-cell>
          <table:table-cell table:style-name="ce30" table:formula="oooc:=[.A9]+[.B9]/60+[.C9]/3600" office:value-type="string">
            <text:p>37.9799389</text:p>
          </table:table-cell>
        </table:table-row>
        <table:table-row table:style-name="ro2">
          <table:table-cell table:style-name="ce24" office:value-type="string">
            <text:p>Latitude:</text:p>
          </table:table-cell>
        </table:table-row>
        <table:table-row table:style-name="ro2">
          <table:table-cell table:style-name="ce24" office:value-type="string">
            <text:p>deg</text:p>
          </table:table-cell>
          <table:table-cell table:style-name="ce24" office:value-type="string">
            <text:p>min</text:p>
          </table:table-cell>
          <table:table-cell table:style-name="ce24" office:value-type="string">
            <text:p>sec</text:p>
          </table:table-cell>
        </table:table-row>
        <table:table-row table:style-name="ro2">
          <table:table-cell table:style-name="ce24" office:value-type="float" office:value="26">
            <text:p>26</text:p>
          </table:table-cell>
          <table:table-cell table:style-name="ce24" office:value-type="float" office:value="41">
            <text:p>41</text:p>
          </table:table-cell>
          <table:table-cell table:style-name="ce24" office:value-type="float" office:value="22.78">
            <text:p>22.78</text:p>
          </table:table-cell>
        </table:table-row>
        <table:table-row table:style-name="ro2">
          <table:table-cell table:style-name="ce24"/>
        </table:table-row>
        <table:table-row table:style-name="ro2">
          <table:table-cell table:style-name="ce24" office:value-type="string">
            <text:p>Longitude:</text:p>
          </table:table-cell>
        </table:table-row>
        <table:table-row table:style-name="ro2">
          <table:table-cell table:style-name="ce24" office:value-type="string">
            <text:p>deg</text:p>
          </table:table-cell>
          <table:table-cell table:style-name="ce24" office:value-type="string">
            <text:p>min</text:p>
          </table:table-cell>
          <table:table-cell table:style-name="ce24" office:value-type="string">
            <text:p>sec</text:p>
          </table:table-cell>
        </table:table-row>
        <table:table-row table:style-name="ro2">
          <table:table-cell table:style-name="ce24" office:value-type="float" office:value="37">
            <text:p>37</text:p>
          </table:table-cell>
          <table:table-cell table:style-name="ce24" office:value-type="float" office:value="58">
            <text:p>58</text:p>
          </table:table-cell>
          <table:table-cell table:style-name="ce24" office:value-type="float" office:value="47.78">
            <text:p>47.78</text:p>
          </table:table-cell>
        </table:table-row>
        <table:table-row table:number-rows-repeated="2" table:style-name="ro4"/>
        <table:table-row table:style-name="ro2">
          <table:table-cell table:style-name="ce3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